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0.742cm" fo:margin-left="2.471cm" fo:margin-right="3.787cm" table:align="margins"/>
    </style:style>
    <style:style style:name="Tabelle2.A" style:family="table-column">
      <style:table-column-properties style:column-width="2.461cm" style:rel-column-width="15011*"/>
    </style:style>
    <style:style style:name="Tabelle2.B" style:family="table-column">
      <style:table-column-properties style:column-width="8.281cm" style:rel-column-width="50524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B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0.742cm" fo:margin-left="2.471cm" fo:margin-right="3.787cm" table:align="margins"/>
    </style:style>
    <style:style style:name="Tabelle4.A" style:family="table-column">
      <style:table-column-properties style:column-width="2.461cm" style:rel-column-width="15011*"/>
    </style:style>
    <style:style style:name="Tabelle4.B" style:family="table-column">
      <style:table-column-properties style:column-width="8.281cm" style:rel-column-width="50524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B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6" style:family="table">
      <style:table-properties style:width="11.456cm" fo:margin-left="2.524cm" fo:margin-right="3.02cm" table:align="margins"/>
    </style:style>
    <style:style style:name="Tabelle6.A" style:family="table-column">
      <style:table-column-properties style:column-width="0.609cm" style:rel-column-width="345*"/>
    </style:style>
    <style:style style:name="Tabelle6.B" style:family="table-column">
      <style:table-column-properties style:column-width="6.535cm" style:rel-column-width="3705*"/>
    </style:style>
    <style:style style:name="Tabelle6.C" style:family="table-column">
      <style:table-column-properties style:column-width="4.313cm" style:rel-column-width="2445*"/>
    </style:style>
    <style:style style:name="Tabelle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e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6.C1" style:family="table-cell">
      <style:table-cell-properties fo:padding="0.097cm" fo:border="0.002cm solid #000000"/>
    </style:style>
    <style:style style:name="Tabelle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6.B2" style:family="table-cell">
      <style:table-cell-properties fo:padding="0.097cm" fo:border-left="0.002cm solid #000000" fo:border-right="none" fo:border-top="none" fo:border-bottom="0.002cm solid #000000"/>
    </style:style>
    <style:style style:name="Tabelle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6.5" style:family="table-row">
      <style:table-row-properties style:min-row-height="0.127cm"/>
    </style:style>
    <style:style style:name="Tabelle7" style:family="table">
      <style:table-properties style:width="5.133cm" fo:margin-left="2.524cm" fo:margin-right="9.343cm" table:align="margins"/>
    </style:style>
    <style:style style:name="Tabelle7.A" style:family="table-column">
      <style:table-column-properties style:column-width="3.651cm" style:rel-column-width="46617*"/>
    </style:style>
    <style:style style:name="Tabelle7.B" style:family="table-column">
      <style:table-column-properties style:column-width="1.482cm" style:rel-column-width="18918*"/>
    </style:style>
    <style:style style:name="Tabel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7.B1" style:family="table-cell" style:data-style-name="N0">
      <style:table-cell-properties fo:padding="0.097cm" fo:border="0.002cm solid #000000"/>
    </style:style>
    <style:style style:name="Tabelle7.A2" style:family="table-cell">
      <style:table-cell-properties fo:padding="0.097cm" fo:border-left="0.002cm solid #000000" fo:border-right="none" fo:border-top="none" fo:border-bottom="0.002cm solid #000000"/>
    </style:style>
    <style:style style:name="Tabelle7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5.265cm" fo:margin-left="2.445cm" fo:margin-right="9.29cm" table:align="margins"/>
    </style:style>
    <style:style style:name="Tabelle3.A" style:family="table-column">
      <style:table-column-properties style:column-width="3.784cm" style:rel-column-width="47092*"/>
    </style:style>
    <style:style style:name="Tabelle3.B" style:family="table-column">
      <style:table-column-properties style:column-width="1.482cm" style:rel-column-width="18443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B1" style:family="table-cell" style:data-style-name="N0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e5" style:family="table">
      <style:table-properties style:width="10.716cm" fo:margin-left="2.471cm" fo:margin-right="3.814cm" table:align="margins"/>
    </style:style>
    <style:style style:name="Tabelle5.A" style:family="table-column">
      <style:table-column-properties style:column-width="3.731cm" style:rel-column-width="22815*"/>
    </style:style>
    <style:style style:name="Tabelle5.B" style:family="table-column">
      <style:table-column-properties style:column-width="2.514cm" style:rel-column-width="15372*"/>
    </style:style>
    <style:style style:name="Tabelle5.C" style:family="table-column">
      <style:table-column-properties style:column-width="4.471cm" style:rel-column-width="27348*"/>
    </style:style>
    <style:style style:name="Tabel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C1" style:family="table-cell">
      <style:table-cell-properties fo:padding="0.097cm" fo:border="0.002cm solid #000000"/>
    </style:style>
    <style:style style:name="Tabelle5.A2" style:family="table-cell">
      <style:table-cell-properties fo:padding="0.097cm" fo:border-left="0.002cm solid #000000" fo:border-right="none" fo:border-top="none" fo:border-bottom="0.002cm solid #000000"/>
    </style:style>
    <style:style style:name="Tabel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</style:style>
    <style:style style:name="P1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3" style:family="paragraph" style:parent-style-name="Table_20_Contents">
      <style:paragraph-properties fo:text-align="justify" style:justify-single-word="false"/>
      <style:text-properties fo:font-size="12pt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15" style:family="paragraph" style:parent-style-name="Table_20_Contents">
      <style:paragraph-properties fo:text-align="justify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16" style:family="paragraph" style:parent-style-name="Table_20_Contents">
      <style:paragraph-properties fo:text-align="start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17" style:family="paragraph" style:parent-style-name="Table_20_Contents">
      <style:paragraph-properties fo:text-align="start" style:justify-single-word="false"/>
      <style:text-properties fo:font-size="12pt" fo:font-style="italic" style:font-size-asian="12pt" style:font-style-asian="italic" style:font-size-complex="12pt" style:font-style-complex="italic"/>
    </style:style>
    <style:style style:name="P18" style:family="paragraph" style:parent-style-name="Standard">
      <style:paragraph-properties fo:margin-top="0.3cm" fo:margin-bottom="0cm" fo:text-align="start" style:justify-single-word="false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style:paragraph-properties fo:margin-top="0.3cm" fo:margin-bottom="0cm"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margin-top="0.3cm" fo:margin-bottom="0cm" fo:text-align="start" style:justify-single-word="false"/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paragraph-properties fo:margin-top="0.101cm" fo:margin-bottom="0cm" fo:line-height="100%" fo:text-align="start" style:justify-single-word="false">
        <style:tab-stops/>
      </style:paragraph-properties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</style:style>
    <style:style style:name="P27" style:family="paragraph" style:parent-style-name="Standard" style:list-style-name="L2">
      <style:paragraph-properties fo:text-align="start" style:justify-single-word="false"/>
    </style:style>
    <style:style style:name="P28" style:family="paragraph" style:parent-style-name="Standard" style:list-style-name="L11">
      <style:paragraph-properties fo:text-align="start" style:justify-single-word="false"/>
    </style:style>
    <style:style style:name="P29" style:family="paragraph" style:parent-style-name="Standard" style:list-style-name="L32">
      <style:paragraph-properties fo:text-align="start" style:justify-single-word="false"/>
    </style:style>
    <style:style style:name="P30" style:family="paragraph" style:parent-style-name="Standard" style:list-style-name="L3">
      <style:paragraph-properties fo:text-align="start" style:justify-single-word="false"/>
      <style:text-properties fo:font-style="normal" style:font-style-asian="normal" style:font-style-complex="normal"/>
    </style:style>
    <style:style style:name="P31" style:family="paragraph" style:parent-style-name="Standard" style:list-style-name="L3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32" style:family="paragraph" style:parent-style-name="Standard" style:list-style-name="L3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34" style:family="paragraph" style:parent-style-name="Standard" style:list-style-name="L4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35" style:family="paragraph" style:parent-style-name="Standard" style:list-style-name="L30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36" style:family="paragraph" style:parent-style-name="Standard" style:list-style-name="L31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37" style:family="paragraph" style:parent-style-name="Standard" style:list-style-name="L32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38" style:family="paragraph" style:parent-style-name="Standard" style:list-style-name="L33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39" style:family="paragraph" style:parent-style-name="Standard">
      <style:paragraph-properties fo:text-align="justify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40" style:family="paragraph" style:parent-style-name="Standard" style:list-style-name="L21">
      <style:paragraph-properties fo:text-align="justify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41" style:family="paragraph" style:parent-style-name="Standard" style:list-style-name="L28">
      <style:paragraph-properties fo:text-align="justify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43" style:family="paragraph" style:parent-style-name="Standard" style:list-style-name="L11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44" style:family="paragraph" style:parent-style-name="Standard" style:list-style-name="L12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45" style:family="paragraph" style:parent-style-name="Standard" style:list-style-name="L14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46" style:family="paragraph" style:parent-style-name="Standard" style:list-style-name="L15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47" style:family="paragraph" style:parent-style-name="Standard" style:list-style-name="L16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48" style:family="paragraph" style:parent-style-name="Standard" style:list-style-name="L17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49" style:family="paragraph" style:parent-style-name="Standard" style:list-style-name="L18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0" style:family="paragraph" style:parent-style-name="Standard" style:list-style-name="L19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1" style:family="paragraph" style:parent-style-name="Standard" style:list-style-name="L20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2" style:family="paragraph" style:parent-style-name="Standard" style:list-style-name="L30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3" style:family="paragraph" style:parent-style-name="Standard" style:list-style-name="L32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4" style:family="paragraph" style:parent-style-name="Standard" style:list-style-name="L33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6" style:family="paragraph" style:parent-style-name="Standard" style:list-style-name="L21">
      <style:paragraph-properties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7" style:family="paragraph" style:parent-style-name="Standard" style:list-style-name="L29">
      <style:paragraph-properties fo:text-align="justify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8" style:family="paragraph" style:parent-style-name="Standard" style:list-style-name="L33">
      <style:paragraph-properties fo:text-align="start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0" style:family="paragraph" style:parent-style-name="Standard" style:list-style-name="L32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1" style:family="paragraph" style:parent-style-name="Standard" style:list-style-name="L32">
      <style:paragraph-properties fo:text-align="start" style:justify-single-word="false"/>
      <style:text-properties fo:font-size="12pt" style:font-size-asian="12pt" style:font-size-complex="12pt"/>
    </style:style>
    <style:style style:name="P62" style:family="paragraph" style:parent-style-name="Standard" style:list-style-name="L32">
      <style:paragraph-properties fo:text-align="start" style:justify-single-word="false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63" style:family="paragraph" style:parent-style-name="Standard" style:list-style-name="L33">
      <style:paragraph-properties fo:text-align="start" style:justify-single-word="false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64" style:family="paragraph" style:parent-style-name="Standard" style:list-style-name="L13">
      <style:paragraph-properties fo:text-align="start" style:justify-single-word="false"/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P65" style:family="paragraph" style:parent-style-name="Standard" style:list-style-name="L21">
      <style:paragraph-properties fo:text-align="justify" style:justify-single-word="false"/>
      <style:text-properties fo:color="#ff0000" fo:font-size="12pt" style:text-underline-style="none" fo:font-weight="normal" style:font-size-asian="12pt" style:font-weight-asian="normal" style:font-size-complex="12pt" style:font-weight-complex="normal"/>
    </style:style>
    <style:style style:name="P66" style:family="paragraph" style:parent-style-name="Standard" style:list-style-name="L32">
      <style:paragraph-properties fo:text-align="start" style:justify-single-word="false"/>
      <style:text-properties fo:font-weight="bold" style:font-weight-asian="bold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68" style:family="paragraph" style:parent-style-name="Standard" style:list-style-name="L4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70" style:family="paragraph" style:parent-style-name="Standard">
      <style:paragraph-properties fo:margin-left="0cm" fo:margin-right="0cm" fo:margin-top="0.101cm" fo:margin-bottom="0cm" fo:text-align="start" style:justify-single-word="false" fo:text-indent="0cm" style:auto-text-indent="false">
        <style:tab-stops/>
      </style:paragraph-properties>
      <style:text-properties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P71" style:family="paragraph" style:parent-style-name="Standard" style:list-style-name="L5">
      <style:paragraph-properties fo:margin-top="0.101cm" fo:margin-bottom="0cm" fo:text-align="start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72" style:family="paragraph" style:parent-style-name="Standard" style:list-style-name="L9">
      <style:paragraph-properties fo:margin-top="0.101cm" fo:margin-bottom="0cm" fo:text-align="start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73" style:family="paragraph" style:parent-style-name="Standard" style:list-style-name="L5">
      <style:paragraph-properties fo:margin-top="0.101cm" fo:margin-bottom="0cm" fo:line-height="100%" fo:text-align="start" style:justify-single-word="false">
        <style:tab-stops/>
      </style:paragraph-properties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74" style:family="paragraph" style:parent-style-name="Standard" style:list-style-name="L5">
      <style:paragraph-properties fo:margin-top="0.101cm" fo:margin-bottom="0cm" fo:line-height="100%" fo:text-align="start" style:justify-single-word="false">
        <style:tab-stops/>
      </style:paragraph-properties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75" style:family="paragraph" style:parent-style-name="Standard" style:list-style-name="L9">
      <style:paragraph-properties fo:margin-top="0.101cm" fo:margin-bottom="0cm" fo:text-align="start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76" style:family="paragraph" style:parent-style-name="Standard" style:list-style-name="L10">
      <style:paragraph-properties fo:margin-top="0.101cm" fo:margin-bottom="0cm" fo:text-align="start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77" style:family="paragraph" style:parent-style-name="Standard" style:list-style-name="L9">
      <style:paragraph-properties fo:margin-top="0.101cm" fo:margin-bottom="0cm" fo:text-align="start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78" style:family="paragraph" style:parent-style-name="Standard" style:list-style-name="L8">
      <style:paragraph-properties fo:margin-top="0.101cm" fo:margin-bottom="0cm" fo:line-height="100%" fo:text-align="start" style:justify-single-word="false">
        <style:tab-stops/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79" style:family="paragraph" style:parent-style-name="Standard" style:list-style-name="L33">
      <style:paragraph-properties fo:margin-top="0.101cm" fo:margin-bottom="0cm" fo:line-height="100%" fo:text-align="start" style:justify-single-word="false">
        <style:tab-stops/>
      </style:paragraph-properties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80" style:family="paragraph" style:parent-style-name="Standard" style:list-style-name="L9">
      <style:paragraph-properties fo:margin-top="0.101cm" fo:margin-bottom="0cm" fo:text-align="start" style:justify-single-word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81" style:family="paragraph" style:parent-style-name="Standard" style:list-style-name="L5">
      <style:paragraph-properties fo:margin-top="0.101cm" fo:margin-bottom="0cm" fo:line-height="100%" fo:text-align="start" style:justify-single-word="false">
        <style:tab-stops/>
      </style:paragraph-properties>
    </style:style>
    <style:style style:name="P82" style:family="paragraph" style:parent-style-name="Standard" style:list-style-name="L8">
      <style:paragraph-properties fo:margin-top="0.101cm" fo:margin-bottom="0cm" fo:line-height="100%" fo:text-align="start" style:justify-single-word="false">
        <style:tab-stops/>
      </style:paragraph-properties>
    </style:style>
    <style:style style:name="P83" style:family="paragraph" style:parent-style-name="Standard" style:list-style-name="L5">
      <style:paragraph-properties fo:margin-top="0.101cm" fo:margin-bottom="0cm" fo:text-align="start" style:justify-single-word="false"/>
    </style:style>
    <style:style style:name="P84" style:family="paragraph" style:parent-style-name="Standard" style:list-style-name="L10">
      <style:paragraph-properties fo:margin-top="0.101cm" fo:margin-bottom="0cm" fo:text-align="start" style:justify-single-word="false"/>
    </style:style>
    <style:style style:name="P85" style:family="paragraph" style:parent-style-name="Standard" style:list-style-name="L8">
      <style:paragraph-properties fo:margin-top="0.101cm" fo:margin-bottom="0cm" fo:line-height="100%" fo:text-align="start" style:justify-single-word="false">
        <style:tab-stops/>
      </style:paragraph-properties>
      <style:text-properties fo:font-style="normal" style:font-style-asian="normal" style:font-style-complex="normal"/>
    </style:style>
    <style:style style:name="P86" style:family="paragraph" style:parent-style-name="Standard" style:list-style-name="L9">
      <style:paragraph-properties fo:margin-top="0.101cm" fo:margin-bottom="0cm" fo:text-align="start" style:justify-single-word="false"/>
      <style:text-properties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P87" style:family="paragraph" style:parent-style-name="Standard">
      <style:paragraph-properties fo:margin-top="0.101cm" fo:margin-bottom="0cm" fo:line-height="100%" fo:text-align="start" style:justify-single-word="false">
        <style:tab-stops/>
      </style:paragraph-properties>
      <style:text-properties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P88" style:family="paragraph" style:parent-style-name="Standard" style:list-style-name="L10">
      <style:paragraph-properties fo:margin-top="0.101cm" fo:margin-bottom="0cm" fo:text-align="start" style:justify-single-word="false"/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89" style:family="paragraph" style:parent-style-name="Standard">
      <style:paragraph-properties fo:margin-top="0.101cm" fo:margin-bottom="0cm" fo:line-height="100%" fo:text-align="start" style:justify-single-word="false">
        <style:tab-stops/>
      </style:paragraph-properties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90" style:family="paragraph" style:parent-style-name="Standard" style:list-style-name="L5">
      <style:paragraph-properties fo:margin-top="0.101cm" fo:margin-bottom="0cm" fo:text-align="start" style:justify-single-word="false"/>
      <style:text-properties fo:font-weight="bold" style:font-weight-asian="bold" style:font-weight-complex="bold"/>
    </style:style>
    <style:style style:name="P91" style:family="paragraph" style:parent-style-name="Standard" style:list-style-name="L5">
      <style:paragraph-properties fo:margin-top="0.101cm" fo:margin-bottom="0cm" fo:line-height="100%" fo:text-align="start" style:justify-single-word="false">
        <style:tab-stops/>
      </style:paragraph-properties>
      <style:text-properties style:text-line-through-style="none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92" style:family="paragraph" style:parent-style-name="Standard" style:list-style-name="L5">
      <style:paragraph-properties fo:margin-top="0.101cm" fo:margin-bottom="0cm" fo:line-height="100%" fo:text-align="start" style:justify-single-word="false">
        <style:tab-stops/>
      </style:paragraph-properties>
      <style:text-properties style:text-line-through-style="none" fo:font-weight="bold" style:font-weight-asian="bold" style:font-weight-complex="bold"/>
    </style:style>
    <style:style style:name="P93" style:family="paragraph" style:parent-style-name="Standard" style:list-style-name="L5">
      <style:paragraph-properties fo:margin-top="0.101cm" fo:margin-bottom="0cm" fo:line-height="100%" fo:text-align="start" style:justify-single-word="false">
        <style:tab-stops/>
      </style:paragraph-properties>
      <style:text-properties fo:color="#000000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 style:list-style-name="L4">
      <style:paragraph-properties fo:margin-left="0cm" fo:margin-right="0cm" fo:text-align="start" style:justify-single-word="false" fo:text-indent="-0.053cm" style:auto-text-indent="false">
        <style:tab-stops/>
      </style:paragraph-properties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P95" style:family="paragraph" style:parent-style-name="Standard" style:list-style-name="L4">
      <style:paragraph-properties fo:margin-left="0cm" fo:margin-right="0cm" fo:text-align="start" style:justify-single-word="false" fo:text-indent="-0.026cm" style:auto-text-indent="false">
        <style:tab-stops/>
      </style:paragraph-properties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P9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97" style:family="paragraph" style:parent-style-name="Standard" style:list-style-name="L5">
      <style:paragraph-properties fo:margin-left="0.979cm" fo:margin-right="0cm" fo:margin-top="0.101cm" fo:margin-bottom="0cm" fo:line-height="100%" fo:text-align="start" style:justify-single-word="false" fo:text-indent="-0.635cm" style:auto-text-indent="false">
        <style:tab-stops/>
      </style:paragraph-properties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98" style:family="paragraph" style:parent-style-name="Table_20_Contents">
      <style:paragraph-properties fo:text-align="start" style:justify-single-word="false"/>
    </style:style>
    <style:style style:name="P99" style:family="paragraph" style:parent-style-name="Table_20_Contents">
      <style:paragraph-properties fo:text-align="justify" style:justify-single-word="false"/>
      <style:text-properties fo:font-size="12pt" style:font-size-asian="12pt" style:font-size-complex="12pt"/>
    </style:style>
    <style:style style:name="P100" style:family="paragraph" style:parent-style-name="Table_20_Contents">
      <style:paragraph-properties fo:text-align="justify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101" style:family="paragraph" style:parent-style-name="Table_20_Contents">
      <style:paragraph-properties fo:text-align="start" style:justify-single-word="false"/>
      <style:text-properties fo:font-style="italic" style:font-style-asian="italic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5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7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T9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1" style:family="text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2" style:family="text"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style:text-underline-style="none" style:font-size-asian="12pt" style:font-size-complex="12pt"/>
    </style:style>
    <style:style style:name="T15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6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17" style:family="text">
      <style:text-properties fo:font-size="12pt" fo:font-weight="normal" style:font-size-asian="12pt" style:font-weight-asian="normal" style:font-size-complex="12pt" style:font-weight-complex="normal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fo:font-weight="bold" style:font-weight-asian="bold" style:font-weight-complex="bold"/>
    </style:style>
    <style:style style:name="T20" style:family="text">
      <style:text-properties style:text-underline-style="none" fo:font-weight="normal" style:font-weight-asian="normal" style:font-weight-complex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2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7" style:family="text">
      <style:text-properties fo:font-style="normal" fo:font-weight="bold" style:font-style-asian="normal" style:font-weight-asian="bold" style:font-style-complex="normal" style:font-weight-complex="bold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3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style:font-name="Times New Roman1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34" style:family="text">
      <style:text-properties style:font-name="Times New Roman1" style:text-underline-style="none" fo:font-weight="normal" style:font-name-asian="Times New Roman1" style:font-weight-asian="normal" style:font-name-complex="Times New Roman1" style:font-weight-complex="normal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color="#ff0000"/>
    </style:style>
    <style:style style:name="T37" style:family="text">
      <style:text-properties fo:color="#ff0000" fo:font-size="12pt" style:text-underline-style="none" style:font-size-asian="12pt" style:font-size-complex="12pt"/>
    </style:style>
    <style:style style:name="T38" style:family="text">
      <style:text-properties fo:color="#ff0000" fo:font-size="12pt" style:text-underline-style="none" fo:font-weight="normal" style:font-size-asian="12pt" style:font-weight-asian="normal" style:font-size-complex="12pt" style:font-weight-complex="normal"/>
    </style:style>
    <style:style style:name="T39" style:family="text">
      <style:text-properties fo:color="#ff0000" fo:background-color="transparent"/>
    </style:style>
    <style:style style:name="T40" style:family="text">
      <style:text-properties fo:color="#ff0000" fo:font-weight="normal" style:font-weight-asian="normal" style:font-weight-complex="normal"/>
    </style:style>
    <style:style style:name="T41" style:family="text">
      <style:text-properties fo:color="#000080"/>
    </style:style>
    <style:style style:name="T42" style:family="text">
      <style:text-properties fo:color="#000080" fo:font-weight="normal" style:font-weight-asian="normal" style:font-weight-complex="normal"/>
    </style:style>
    <style:style style:name="T43" style:family="text">
      <style:text-properties fo:color="#000080" style:text-underline-style="none"/>
    </style:style>
    <style:style style:name="T44" style:family="text">
      <style:text-properties fo:color="#000080" style:text-underline-style="none" fo:font-weight="normal" style:font-weight-asian="normal" style:font-weight-complex="normal"/>
    </style:style>
    <style:style style:name="T45" style:family="text">
      <style:text-properties fo:color="#000080" fo:font-weight="bold" style:font-weight-asian="bold" style:font-weight-complex="bold"/>
    </style:style>
    <style:style style:name="T46" style:family="text">
      <style:text-properties fo:color="#000080" fo:font-style="italic" style:font-style-asian="italic" style:font-style-complex="italic"/>
    </style:style>
    <style:style style:name="T47" style:family="text"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T48" style:family="text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T49" style:family="text">
      <style:text-properties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50" style:family="text">
      <style:text-properties style:text-line-through-style="none"/>
    </style:style>
    <style:style style:name="T51" style:family="text">
      <style:text-properties style:text-line-through-style="none" fo:font-weight="normal" style:font-weight-asian="normal" style:font-weight-complex="normal"/>
    </style:style>
    <style:style style:name="T52" style:family="text">
      <style:text-properties style:text-line-through-style="none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53" style:family="text">
      <style:text-properties style:text-line-through-style="non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style:text-line-through-style="none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55" style:family="text">
      <style:text-properties style:text-line-through-style="none"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Formula">
      <style:graphic-properties fo:margin-left="0cm" fo:margin-right="0cm" style:protect="none" style:wrap="parallel" style:number-wrapped-paragraphs="no-limit" style:wrap-contour="false" style:vertical-pos="from-top" style:vertical-rel="paragraph" style:horizontal-pos="center" style:horizontal-rel="paragraph" fo:background-color="#ffffff" style:background-transparency="100%" fo:padding="0cm" fo:border="none" style:shadow="none" draw:ole-draw-aspect="1">
        <style:background-image/>
      </style:graphic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fo:text-indent="-0.63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</text:list-style>
    <text:list-style style:name="L1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</text:list-style>
    <text:list-style style:name="L14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</text:list-style>
    <text:list-style style:name="L15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</text:list-style>
    <text:list-style style:name="L16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7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</text:list-style>
    <text:list-style style:name="L18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</text:list-style>
    <text:list-style style:name="L19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</text:list-style>
    <text:list-style style:name="L20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</text:list-style>
    <text:list-style style:name="L2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Regelwerk</text:p>
      <text:list xml:id="list31648619" text:style-name="L1">
        <text:list-header>
          <text:p text:style-name="P22"/>
        </text:list-header>
      </text:list>
      <text:list xml:id="list31632502" text:style-name="L2">
        <text:list-item>
          <text:p text:style-name="P23">Karte</text:p>
          <text:list>
            <text:list-item>
              <text:p text:style-name="P27">Übersicht</text:p>
            </text:list-item>
            <text:list-item>
              <text:p text:style-name="P27">Gelände</text:p>
            </text:list-item>
          </text:list>
        </text:list-item>
        <text:list-item>
          <text:p text:style-name="P23">Einheiten</text:p>
          <text:list>
            <text:list-item>
              <text:p text:style-name="P23">Übersicht</text:p>
            </text:list-item>
            <text:list-item>
              <text:p text:style-name="P23">Attribute</text:p>
            </text:list-item>
            <text:list-item>
              <text:p text:style-name="P23">Fähigkeiten und Eigenschaften</text:p>
            </text:list-item>
          </text:list>
        </text:list-item>
        <text:list-item>
          <text:p text:style-name="P23">Ausrüstung</text:p>
          <text:list>
            <text:list-item>
              <text:p text:style-name="P23">Übersicht</text:p>
            </text:list-item>
            <text:list-item>
              <text:p text:style-name="P23">Waffen (Nahkampf)</text:p>
            </text:list-item>
            <text:list-item>
              <text:p text:style-name="P23">Waffen (Fernkampf)</text:p>
            </text:list-item>
            <text:list-item>
              <text:p text:style-name="P23">Rüstungen</text:p>
            </text:list-item>
            <text:list-item>
              <text:p text:style-name="P23">Sonstige</text:p>
            </text:list-item>
          </text:list>
        </text:list-item>
        <text:list-item>
          <text:p text:style-name="P23">Aktionen</text:p>
          <text:list>
            <text:list-item>
              <text:p text:style-name="P23">Übersicht</text:p>
            </text:list-item>
            <text:list-item>
              <text:p text:style-name="P23">Bewegung </text:p>
            </text:list-item>
            <text:list-item>
              <text:p text:style-name="P23">Angriff (Nahkampf)</text:p>
            </text:list-item>
            <text:list-item>
              <text:p text:style-name="P23">Angriff (Fernkampf)</text:p>
            </text:list-item>
            <text:list-item>
              <text:p text:style-name="P23">Fähigkeit </text:p>
            </text:list-item>
            <text:list-item>
              <text:p text:style-name="P23">Sonstige</text:p>
            </text:list-item>
          </text:list>
        </text:list-item>
        <text:list-item>
          <text:p text:style-name="P23">Armee</text:p>
          <text:list>
            <text:list-item>
              <text:p text:style-name="P23">Armeestruktur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<text:soft-page-break/>1. Karte</text:p>
      <text:p text:style-name="P10">1.1. Übersicht</text:p>
      <text:p text:style-name="P11"/>
      <text:list xml:id="list31654782" text:style-name="L3">
        <text:list-item>
          <text:list>
            <text:list-item>
              <text:p text:style-name="P30"><text:span text:style-name="T21">Karte –</text:span><text:span text:style-name="T35"> </text:span><text:span text:style-name="T35">Die Karte auf der gespielt wird, besteht aus Chunks</text:span></text:p>
            </text:list-item>
            <text:list-item>
              <text:p text:style-name="P31">Feld – <text:span text:style-name="T35">Ein einzelnes 6-eckiges Segment der Karte, auf einer bestimmten Höhe</text:span></text:p>
            </text:list-item>
            <text:list-item>
              <text:p text:style-name="P31">Chunk – <text:span text:style-name="T35">Alle Felder in einem 6-eckigen Segment der Karte</text:span></text:p>
              <text:p text:style-name="P32"/>
            </text:list-item>
          </text:list>
        </text:list-item>
      </text:list>
      <text:list xml:id="list31628895" text:style-name="L4">
        <text:list-header>
          <text:p text:style-name="P68">2. Einheiten </text:p>
        </text:list-header>
      </text:list>
      <text:p text:style-name="P69"/>
      <text:p text:style-name="P69">2.1. Übersicht</text:p>
      <text:p text:style-name="P69"/>
      <text:p text:style-name="P69">2.2. Attribute</text:p>
      <text:p text:style-name="P21"><text:tab/></text:p>
      <text:p text:style-name="P21"><text:tab/>Feste Attribute</text:p>
      <text:p text:style-name="P21"><text:tab/><text:span text:style-name="T10">Fest heißt hier, dass sie nicht direkt von Talenten oder Effekten verändert werden können.</text:span></text:p>
      <text:list xml:id="list31646348" text:style-name="L5">
        <text:list-item>
          <text:list>
            <text:list-item>
              <text:p text:style-name="P73">Einheitentyp (Typ): <text:span text:style-name="T41">Held, leichte Infanterie, schwere Infanterie, leichte Kavallerie, schwere Kavallerie, Riesig, Mechanisch, Bestie, Humanoid, Flug</text:span></text:p>
            </text:list-item>
            <text:list-item>
              <text:p text:style-name="P83"><text:span text:style-name="T6">Truppgröße(TG)</text:span><text:span text:style-name="T12"> – </text:span><text:span text:style-name="T7">Die Aktuelle Anzahl von Soldaten</text:span></text:p>
            </text:list-item>
            <text:list-item>
              <text:p text:style-name="P93">(normale) <text:span text:style-name="T21">Truppgröße(NTG) –</text:span><text:span text:style-name="T24"> </text:span>Die Anzahl von Soldaten, ohne Verluste</text:p>
            </text:list-item>
            <text:list-item>
              <text:p text:style-name="P73">Nahkampfwaffe (NW) – <text:span text:style-name="T35">Die von den Einheiten dieses Trupps ausgerüstete(n) Nahkampfwaffe(n) (NW.Ws(t) = Der Waffenschaden des Typs t dieser Waffe. (Abschnitt 3.1)</text:span></text:p>
            </text:list-item>
            <text:list-item>
              <text:p text:style-name="P73">Fernkampfwaffe (FW) –<text:span text:style-name="T22"> </text:span><text:span text:style-name="T35">Die von den Einheiten dieses Trupps ausgerüstete Fernkampfwaffe.(Abschnitt 3.2)</text:span></text:p>
            </text:list-item>
            <text:list-item>
              <text:p text:style-name="P73">Rüstung (R) – <text:span text:style-name="T35">Die von den Einheiten dieses Trupps ausgerüstete Rüstung. (Abschnitt 3.3) </text:span></text:p>
            </text:list-item>
            <text:list-item>
              <text:p text:style-name="P73"><text:span text:style-name="T50">Talente (T) </text:span><text:span text:style-name="T55">(Menge)</text:span><text:span text:style-name="T51"> – Die Eigenschaften (EG) und Fähigkeiten (FH) eines Trupps. (Abschnitt 4.5)</text:span></text:p>
            </text:list-item>
            <text:list-item>
              <text:p text:style-name="P91">Modifikationen (mod,modP)<text:span text:style-name="T51"> – </text:span><text:span text:style-name="T35">Ergeben sich aus den Modifikationen der Ausrüstung, der Talente und der Effekte. </text:span><text:span text:style-name="T51">mod(a,t)</text:span><text:span text:style-name="T35"> gibt an, wie bei der Aktion a das Attribut t absolut verändert wird und </text:span><text:span text:style-name="T51">modP(a,t)</text:span><text:span text:style-name="T35"> gibt an, wie bei der Aktion a das Attribut t prozentual verändert wird. </text:span></text:p>
            </text:list-item>
            <text:list-item>
              <text:p text:style-name="P81"><text:span text:style-name="T52">Größe(G) – </text:span><text:span text:style-name="T53">Ein Set von Größenordnungen für Einheiten</text:span></text:p>
            </text:list-item>
          </text:list>
        </text:list-item>
      </text:list>
      <table:table table:name="Tabelle5" table:style-name="Tabelle5">
        <table:table-column table:style-name="Tabelle5.A"/>
        <table:table-column table:style-name="Tabelle5.B"/>
        <table:table-column table:style-name="Tabelle5.C"/>
        <table:table-row>
          <table:table-cell table:style-name="Tabelle5.A1" office:value-type="string">
            <text:p text:style-name="P13">Sehr klein <text:span text:style-name="T24">(XS)</text:span></text:p>
          </table:table-cell>
          <table:table-cell table:style-name="Tabelle5.A1" office:value-type="string">
            <text:p text:style-name="P13">&lt;0,8m</text:p>
          </table:table-cell>
          <table:table-cell table:style-name="Tabelle5.C1" office:value-type="string">
            <text:p text:style-name="P15">Gartenzwerge,...</text:p>
          </table:table-cell>
        </table:table-row>
        <table:table-row>
          <table:table-cell table:style-name="Tabelle5.A2" office:value-type="string">
            <text:p text:style-name="P13">Klein <text:span text:style-name="T24">(S)</text:span></text:p>
          </table:table-cell>
          <table:table-cell table:style-name="Tabelle5.A2" office:value-type="string">
            <text:p text:style-name="P13">0,8m – 1,6m</text:p>
          </table:table-cell>
          <table:table-cell table:style-name="Tabelle5.C2" office:value-type="string">
            <text:p text:style-name="P15">(LotR) Zwerge -0.2m,...</text:p>
          </table:table-cell>
        </table:table-row>
        <table:table-row>
          <table:table-cell table:style-name="Tabelle5.A2" office:value-type="string">
            <text:p text:style-name="P13">Normal <text:span text:style-name="T24">(N)</text:span></text:p>
          </table:table-cell>
          <table:table-cell table:style-name="Tabelle5.A2" office:value-type="string">
            <text:p text:style-name="P13">1,6m – 2,2m</text:p>
          </table:table-cell>
          <table:table-cell table:style-name="Tabelle5.C2" office:value-type="string">
            <text:p text:style-name="P15">Menschen,...</text:p>
          </table:table-cell>
        </table:table-row>
        <table:table-row>
          <table:table-cell table:style-name="Tabelle5.A2" office:value-type="string">
            <text:p text:style-name="P13">Groß <text:span text:style-name="T24">(L)</text:span></text:p>
          </table:table-cell>
          <table:table-cell table:style-name="Tabelle5.A2" office:value-type="string">
            <text:p text:style-name="P13">2,2m – 4,0m </text:p>
          </table:table-cell>
          <table:table-cell table:style-name="Tabelle5.C2" office:value-type="string">
            <text:p text:style-name="P15">Reiter, (LotR) Trolle,...</text:p>
          </table:table-cell>
        </table:table-row>
        <table:table-row>
          <table:table-cell table:style-name="Tabelle5.A2" office:value-type="string">
            <text:p text:style-name="P13">Sehr Groß <text:span text:style-name="T24">(XL)</text:span></text:p>
          </table:table-cell>
          <table:table-cell table:style-name="Tabelle5.A2" office:value-type="string">
            <text:p text:style-name="P13">4,0m – 7,0m</text:p>
          </table:table-cell>
          <table:table-cell table:style-name="Tabelle5.C2" office:value-type="string">
            <text:p text:style-name="P15">1,5 (LotR) Trolle,...</text:p>
          </table:table-cell>
        </table:table-row>
        <table:table-row>
          <table:table-cell table:style-name="Tabelle5.A2" office:value-type="string">
            <text:p text:style-name="P13">Riesig <text:span text:style-name="T24">(XXL)</text:span></text:p>
          </table:table-cell>
          <table:table-cell table:style-name="Tabelle5.A2" office:value-type="string">
            <text:p text:style-name="P13">7,0m&lt;</text:p>
          </table:table-cell>
          <table:table-cell table:style-name="Tabelle5.C2" office:value-type="string">
            <text:p text:style-name="P15">Riese, 2 (LotR) Trolle,...</text:p>
          </table:table-cell>
        </table:table-row>
      </table:table>
      <text:p text:style-name="P87"/>
      <text:p text:style-name="P70"><text:tab/><text:span text:style-name="T1">Primäre (Variable) Attribute</text:span></text:p>
      <text:list xml:id="list42485734" text:continue-numbering="true" text:style-name="L5">
        <text:list-item>
          <text:list>
            <text:list-item>
              <text:p text:style-name="P71">Kampfkraft (KK) [0 – 25] – <text:span text:style-name="T35">(Basisschaden) Der Grundschaden der Einheit</text:span></text:p>
            </text:list-item>
          </text:list>
        </text:list-item>
      </text:list>
      <table:table table:name="Tabelle3" table:style-name="Tabelle3">
        <table:table-column table:style-name="Tabelle3.A"/>
        <table:table-column table:style-name="Tabelle3.B"/>
        <text:soft-page-break/>
        <table:table-row>
          <table:table-cell table:style-name="Tabelle3.A1" office:value-type="string">
            <text:p text:style-name="P98">(LotR) Ork</text:p>
          </table:table-cell>
          <table:table-cell table:style-name="Tabelle3.B1" office:value-type="float" office:value="4">
            <text:p text:style-name="P98">4</text:p>
          </table:table-cell>
        </table:table-row>
        <table:table-row>
          <table:table-cell table:style-name="Tabelle3.A2" office:value-type="string">
            <text:p text:style-name="P98">Mensch</text:p>
          </table:table-cell>
          <table:table-cell table:style-name="Tabelle3.B2" office:value-type="float" office:value="6">
            <text:p text:style-name="P98">6</text:p>
          </table:table-cell>
        </table:table-row>
        <table:table-row>
          <table:table-cell table:style-name="Tabelle3.A2" office:value-type="string">
            <text:p text:style-name="P98">(LotR) Troll</text:p>
          </table:table-cell>
          <table:table-cell table:style-name="Tabelle3.B2" office:value-type="float" office:value="12">
            <text:p text:style-name="P98">12</text:p>
          </table:table-cell>
        </table:table-row>
      </table:table>
      <text:list xml:id="list42464901" text:continue-numbering="true" text:style-name="L5">
        <text:list-item>
          <text:list>
            <text:list-item>
              <text:p text:style-name="P83"><text:span text:style-name="T6">Kampfgeschick (KG) [0 – 25] – </text:span><text:span text:style-name="T7">Beschreibt, wie gut eine Einheit im Umgang mit Waffen allgemein ausgebildet wurde. Er gibt Boni/Mali im Nahkampf je nachdem, wie hoch das KG des Gegners ist</text:span><text:span text:style-name="T6">. KG(w)</text:span><text:span text:style-name="T7"> beschreibt das Kampfgeschick im Umgang mit dem Waffentyp w (Kapitel 3)..</text:span></text:p>
            </text:list-item>
            <text:list-item>
              <text:p text:style-name="P83"><text:span text:style-name="T6">Initiative (I)</text:span><text:span text:style-name="T12"> </text:span><text:span text:style-name="T6">[0 – 25] </text:span><text:span text:style-name="T12">– </text:span><text:span text:style-name="T7">Beschreibt die Geschwindigkeit ,mit der die Einheit agiert. Die Einheit mit dem höheren Wert bekommt im Nahkampf den Erstschlag.Außerdem bestimmt die Initiative in welcher Reihenfolge die Trupps ziehen.</text:span></text:p>
            </text:list-item>
            <text:list-item>
              <text:p text:style-name="P83"><text:span text:style-name="T6">Aktionspunkte (AP) [0 – 30] – </text:span><text:span text:style-name="T7">Beschreibt die Menge von Aktionen, die eine Einheit im Zeitintervall einer Runde ausführen kann. (Beachte: Es ist immer nur 1 Angriff möglich).Der Mittelwert sollte bei etwa 15 liegen. </text:span><text:span text:style-name="T6">AP(a) </text:span><text:span text:style-name="T7">gibt die Kosten für die Aktion a an (Kapitel 4).</text:span></text:p>
            </text:list-item>
            <text:list-item>
              <text:p text:style-name="P90"><text:span text:style-name="T8">Moral (M) – </text:span><text:span text:style-name="T7">Beschreibt den aktuellen Kampfwillen der Einheit.</text:span></text:p>
            </text:list-item>
            <text:list-item>
              <text:p text:style-name="P90"><text:span text:style-name="T7">(normale) </text:span><text:span text:style-name="T8">Moral – </text:span><text:span text:style-name="T7">Die Moral des frischen Trupps.</text:span></text:p>
            </text:list-item>
            <text:list-item>
              <text:p text:style-name="P74">Lebenspunkte(LP) – <text:span text:style-name="T35">Beschreibt die Widerstandsfähigkeit gegen Treffer.</text:span></text:p>
            </text:list-item>
            <text:list-item>
              <text:p text:style-name="P73"><text:span text:style-name="T35">(normale)</text:span><text:span text:style-name="T22"> </text:span>Lebenspunkt(NLP)<text:span text:style-name="T22"> – </text:span><text:span text:style-name="T35">Die Lebenspunkte eines unverletzten Trupps. Die </text:span>ILP<text:span text:style-name="T35"> bezeichnen die Lebenspunkte eines einzelnen Soldaten der Einheit.</text:span></text:p>
            </text:list-item>
          </text:list>
          <text:p text:style-name="P97"><text:span text:style-name="T1">Sekundäre (Variable) Attribute</text:span><text:span text:style-name="T22"> </text:span></text:p>
          <text:list text:continue-numbering="true">
            <text:list-item>
              <text:p text:style-name="P71">Nahkampfangriff (NA(t)) – <text:span text:style-name="T35">Entspricht dem Nahkampfschaden mit der ausgerüsteten Nahkampfwaffe vom Typ t gegen ein Ziel ohne Resistenzen und ähnlichem.</text:span></text:p>
            </text:list-item>
            <text:list-item>
              <text:p text:style-name="P73">Fernkampfangriff (FA) <text:span text:style-name="T35">– Entspricht dem Fernkampfschaden mit der ausgerüsteten Fernkampfaffe gegen ein Ziel ohne Resistenzen und ähnlichem bei 100% Präzession.</text:span></text:p>
            </text:list-item>
            <text:list-item>
              <text:p text:style-name="P73">Rüstungsschutz (RS)</text:p>
            </text:list-item>
            <text:list-item>
              <text:p text:style-name="P73">Bewegungskosten (AP(Bewegung)) <text:span text:style-name="T35">– Beschreibt die AP-Kosten für eine einfache, unmodifizierte Bewegung. </text:span><text:span text:style-name="T40">Anpassen je nachdem, wie groß ein Feld ist.</text:span></text:p>
            </text:list-item>
          </text:list>
        </text:list-item>
      </text:list>
      <table:table table:name="Tabelle7" table:style-name="Tabelle7">
        <table:table-column table:style-name="Tabelle7.A"/>
        <table:table-column table:style-name="Tabelle7.B"/>
        <table:table-row>
          <table:table-cell table:style-name="Tabelle7.A1" office:value-type="string">
            <text:p text:style-name="P98">Mobiles Geschütz</text:p>
          </table:table-cell>
          <table:table-cell table:style-name="Tabelle7.B1" office:value-type="float" office:value="12">
            <text:p text:style-name="P98">12</text:p>
          </table:table-cell>
        </table:table-row>
        <table:table-row>
          <table:table-cell table:style-name="Tabelle7.A2" office:value-type="string">
            <text:p text:style-name="P98">Einfacher Fußsoldat</text:p>
          </table:table-cell>
          <table:table-cell table:style-name="Tabelle7.B2" office:value-type="float" office:value="7">
            <text:p text:style-name="P98">7</text:p>
          </table:table-cell>
        </table:table-row>
        <table:table-row>
          <table:table-cell table:style-name="Tabelle7.A2" office:value-type="string">
            <text:p text:style-name="P98">Einfacher Reiter</text:p>
          </table:table-cell>
          <table:table-cell table:style-name="Tabelle7.B2" office:value-type="float" office:value="4">
            <text:p text:style-name="P98">4</text:p>
          </table:table-cell>
        </table:table-row>
      </table:table>
      <text:list xml:id="list42464588" text:continue-numbering="true" text:style-name="L5">
        <text:list-item>
          <text:list>
            <text:list-item>
              <text:p text:style-name="P92"><text:span text:style-name="T8">Angriffskosten (AP(Angriff))</text:span></text:p>
            </text:list-item>
            <text:list-item>
              <text:p text:style-name="P92"><text:span text:style-name="T8">Fähigkeitskosten (AP(Fähigkeit))</text:span></text:p>
            </text:list-item>
            <text:list-item>
              <text:p text:style-name="P92"><text:span text:style-name="T8">Interaktionskosten (AP(Interaktion))</text:span></text:p>
            </text:list-item>
            <text:list-item>
              <text:p text:style-name="P81"><text:span text:style-name="T53">(aktive) </text:span><text:span text:style-name="T52">Effekte (E) </text:span><text:span text:style-name="T54">(Menge) </text:span><text:span text:style-name="T52">– </text:span><text:span text:style-name="T53">Die Effekte unter denen der Trupp steht.(Abschnitt 4.5)</text:span></text:p>
            </text:list-item>
          </text:list>
        </text:list-item>
      </text:list>
      <text:p text:style-name="P21"/>
      <text:p text:style-name="P10">2.2.<text:tab/>Fähigkeiten, Eigenschaften und Effekte</text:p>
      <text:p text:style-name="P10"/>
      <text:p text:style-name="P3">Die <text:span text:style-name="T21">Fähigkeiten</text:span> und <text:span text:style-name="T21">Eigenschaften</text:span> einer Einheit bilden zusammen die <text:span text:style-name="T21">Talente</text:span> der Einheit. Dies können Hintergrundmerkmale (wie etwa ein spezielles Training) oder aber auch im Laufe der Kampagne erlernte Fähigkeiten sein. Eigenschaften sind in der Regel <text:span text:style-name="T21">Passive</text:span> Talente, die Boni oder auch Mali auf die Grundwerte geben, darüber hinaus können sie auch in bestimmten Situationen (siehe Ereignisse) <text:span text:style-name="T21">Effekte</text:span> geben. Fähigkeiten sind <text:span text:style-name="T21">Aktive</text:span> Talente und müssen mit AP aktiviert <text:soft-page-break/>werden. Auch Effekte können in bestimmten Situationen neue Effekte auslösen. <text:span text:style-name="T21">Modifikationen </text:span>geben an, wie Talente und Effekte Handlungen eines Trupps beeinflussen.</text:p>
      <text:p text:style-name="P3"/>
      <text:list xml:id="list31629312" text:style-name="L21">
        <text:list-item>
          <text:list>
            <text:list-item>
              <text:p text:style-name="P56"><text:span text:style-name="T21">Talente</text:span> ändern sich während des Szenarios nicht</text:p>
              <text:list>
                <text:list-item>
                  <text:p text:style-name="P40">Eigenschaften <text:span text:style-name="T35">geben Permanente Boni zu Attributen, modifizieren Aktionen und können Effekte auslösen, wenn bestimmt Ereignisse eintreten.</text:span></text:p>
                </text:list-item>
                <text:list-item>
                  <text:p text:style-name="P40">Fähigkeiten <text:span text:style-name="T35">werden durch AP ausgelöst und bewirken unmittelbare Effekte, können aber auch anhaltende Effekte auslösen.</text:span></text:p>
                </text:list-item>
              </text:list>
            </text:list-item>
            <text:list-item>
              <text:p text:style-name="P40">Effekte</text:p>
              <text:p text:style-name="P65">(Etwas Abstrakter wäre es Effekte als Zustände zu verstehen in denen sich der Trupp, Held gerade befindet)</text:p>
              <text:list>
                <text:list-item>
                  <text:p text:style-name="P40">anhaltende Effekte<text:span text:style-name="T35"> sind vergleichbar mit Buffs aus bekannten spielen. Sie geben temporärer Boni zu Attributen, können Aktionen modifizieren und Effekte auslösen, wenn bestimmte Ereignisse eintreten.</text:span></text:p>
                </text:list-item>
                <text:list-item>
                  <text:p text:style-name="P40">Sofortige Effekte <text:span text:style-name="T35">treten sofort ein, Flächenschaden von Geschützen und ähnlichem</text:span></text:p>
                </text:list-item>
              </text:list>
            </text:list-item>
          </text:list>
        </text:list-item>
      </text:list>
      <text:p text:style-name="P3"/>
      <text:p text:style-name="P3"><text:tab/><text:span text:style-name="T2">Modifikationen</text:span></text:p>
      <text:p text:style-name="P3"><text:span text:style-name="T2"><text:tab/></text:span>Modifikationen beeinflussen den Ablauf von Aktionen (Angriffen, Bewegung, <text:tab/>etc.).<text:span text:style-name="T21">e.</text:span><text:span text:style-name="T27">mod(a,t)</text:span><text:span text:style-name="T28"> gibt an, wie bei der Aktion a das Attribut t absolut durch die <text:tab/>Eigenschaft/den Effekt e verändert wird und </text:span><text:span text:style-name="T27">e.modP(a,t)</text:span><text:span text:style-name="T28"> gibt an, wie bei der Aktion a das <text:tab/>Attribut t prozentual verändert wird. </text:span></text:p>
      <text:p text:style-name="P3"><text:span text:style-name="T28"/></text:p>
      <text:p text:style-name="P3"><text:span text:style-name="T28"><text:tab/> </text:span></text:p>
      <text:p text:style-name="P3"><text:tab/></text:p>
      <text:p text:style-name="P25"><text:tab/>Ereignisse</text:p>
      <text:p text:style-name="P3"><text:span text:style-name="T21"><text:tab/>(anhaltende) Effekte</text:span> und <text:span text:style-name="T21">Eigenschaften</text:span> können andere Effekte auslösen. Tritt ein Ereignis <text:tab/>ein, so wird bei allen (anhaltenden) Effekten und Eigenschaften, die bei diesem Ereignis <text:tab/>ausgelöst werden geprüft, ob <text:tab/>die Bedingungen erfüllt sind und die Effekte <text:span text:style-name="T21"><text:tab/></text:span></text:p>
      <text:p text:style-name="P39"/>
      <text:list xml:id="list32443917" text:style-name="L29">
        <text:list-item>
          <text:list>
            <text:list-item>
              <text:list>
                <text:list-item>
                  <text:p text:style-name="P57">Bewegung Vorher : <text:span text:style-name="T35">Tritt ein, bevor sich ein Trupp/Held auf ein anders Feld bewegt.</text:span></text:p>
                </text:list-item>
                <text:list-item>
                  <text:p text:style-name="P57">Bewegung Nachher :<text:span text:style-name="T35"> Tritt ein, nachdem sich ein Trupp/Held auf ein anders Feld bewegt hat.</text:span></text:p>
                </text:list-item>
                <text:list-item>
                  <text:p text:style-name="P57">Drehung</text:p>
                </text:list-item>
                <text:list-item>
                  <text:p text:style-name="P57">Angriff Vorher: <text:span text:style-name="T35">Tritt ein, bevor ein Trupp einen andern angreift. </text:span></text:p>
                </text:list-item>
                <text:list-item>
                  <text:p text:style-name="P57">Angriff: <text:span text:style-name="T35">Tritt ein, während ein Trupp angreift.</text:span></text:p>
                </text:list-item>
                <text:list-item>
                  <text:p text:style-name="P57">Angriff Nachher: <text:span text:style-name="T35">Tritt ein, nachdem ein Trupp einen andern angegriffen hat.</text:span></text:p>
                </text:list-item>
                <text:list-item>
                  <text:p text:style-name="P57">Angriff Fernkampf Vorher</text:p>
                </text:list-item>
                <text:list-item>
                  <text:p text:style-name="P57">Angriff Fernkampf </text:p>
                </text:list-item>
                <text:list-item>
                  <text:p text:style-name="P57">Angriff Fernkampf Nachher</text:p>
                </text:list-item>
                <text:list-item>
                  <text:p text:style-name="P57">Verteidigung Vorher: <text:span text:style-name="T35">Tritt ein, bevor ein Trupp angegriffen wird.</text:span></text:p>
                </text:list-item>
                <text:list-item>
                  <text:p text:style-name="P57">Verteidigung Nachher<text:span text:style-name="T35">: Tritt ein, nachdem ein Trupp angegriffen wurde.</text:span></text:p>
                </text:list-item>
                <text:list-item>
                  <text:p text:style-name="P57">Verteidigung Fernkampf Vorher</text:p>
                </text:list-item>
                <text:list-item>
                  <text:p text:style-name="P57">Verteidigung Fernkampf Nachher</text:p>
                </text:list-item>
                <text:list-item>
                  <text:p text:style-name="P57">Aktion benutzen: <text:span text:style-name="T35">Eine Aktion auf der Karte benutzen </text:span><text:span text:style-name="T22">(z.B verschanzen)</text:span></text:p>
                </text:list-item>
                <text:list-item>
                  <text:p text:style-name="P57">Moral über 100%</text:p>
                </text:list-item>
                <text:list-item>
                  <text:p text:style-name="P57">Moral 75% - 100%</text:p>
                </text:list-item>
                <text:list-item>
                  <text:p text:style-name="P57">Moral 50% - 75%</text:p>
                </text:list-item>
                <text:list-item>
                  <text:p text:style-name="P57">Moral 25% - 50%</text:p>
                </text:list-item>
                <text:list-item>
                  <text:p text:style-name="P57">Moral 0% - 25%</text:p>
                </text:list-item>
                <text:list-item>
                  <text:p text:style-name="P57">Moral 0 (Flucht)</text:p>
                </text:list-item>
                <text:list-item>
                  <text:p text:style-name="P57"><text:soft-page-break/>Leben 100%</text:p>
                </text:list-item>
                <text:list-item>
                  <text:p text:style-name="P57">Leben 75% - 100%</text:p>
                </text:list-item>
                <text:list-item>
                  <text:p text:style-name="P57">Leben 50% - 75%</text:p>
                </text:list-item>
                <text:list-item>
                  <text:p text:style-name="P57">Leben 25% - 50%</text:p>
                </text:list-item>
                <text:list-item>
                  <text:p text:style-name="P57">Leben 0% - 25%</text:p>
                </text:list-item>
                <text:list-item>
                  <text:p text:style-name="P57">Leben 0 (Tot)</text:p>
                </text:list-item>
                <text:list-item>
                  <text:p text:style-name="P57">Zug Beginn</text:p>
                </text:list-item>
                <text:list-item>
                  <text:p text:style-name="P57">Zug Ende</text:p>
                </text:list-item>
              </text:list>
            </text:list-item>
          </text:list>
        </text:list-item>
      </text:list>
      <text:p text:style-name="P39"><text:tab/></text:p>
      <text:p text:style-name="P25"><text:tab/>Beispiele</text:p>
      <text:p text:style-name="P1"><text:tab/>Beispiel 1: Schrapnellgeschütz</text:p>
      <text:p text:style-name="P96"><text:tab/><text:span text:style-name="T39">(Nicht vergessen: Effekt-schaden bei der Berechnung des potentiellen Schadens nicht zu <text:tab/>vernachlässigen)</text:span></text:p>
      <text:list xml:id="list32450325" text:style-name="L30">
        <text:list-item>
          <text:list>
            <text:list-item>
              <text:p text:style-name="P35">Fähigkeit: Schrapnellgeschoss</text:p>
              <text:list>
                <text:list-item>
                  <text:p text:style-name="P35">Kosten:<text:span text:style-name="T35"> 8 AP</text:span></text:p>
                </text:list-item>
                <text:list-item>
                  <text:p text:style-name="P35">Beschreibung: „<text:span text:style-name="T35">Feuert beim nächsten Schuss ein Schrapnellgeschoss ab, dass Flächenschaden verursacht“</text:span></text:p>
                </text:list-item>
                <text:list-item>
                  <text:p text:style-name="P35">sofortige Effekte: <text:span text:style-name="T35">-</text:span></text:p>
                </text:list-item>
                <text:list-item>
                  <text:p text:style-name="P35">anhaltende Effekte: <text:span text:style-name="T35">Schrapnellmunition für ausführende Einheit </text:span></text:p>
                </text:list-item>
              </text:list>
            </text:list-item>
            <text:list-item>
              <text:p text:style-name="P35">anhaltender Effekt: <text:span text:style-name="T35">Schrapnellmunition</text:span></text:p>
              <text:list>
                <text:list-item>
                  <text:p text:style-name="P35">Typ: <text:span text:style-name="T35">Positiv</text:span></text:p>
                </text:list-item>
                <text:list-item>
                  <text:p text:style-name="P35">Ereignisse: <text:span text:style-name="T35">Angriff Fernkampf</text:span></text:p>
                </text:list-item>
                <text:list-item>
                  <text:p text:style-name="P35">Bedingung: - </text:p>
                </text:list-item>
                <text:list-item>
                  <text:p text:style-name="P35">Effekt: <text:span text:style-name="T35">Splitterschaden für Ziel und angrenzende, wenn sichtbar</text:span></text:p>
                </text:list-item>
                <text:list-item>
                  <text:p text:style-name="P35">Auswirkungen: -</text:p>
                </text:list-item>
                <text:list-item>
                  <text:p text:style-name="P35">Modifikationen: <text:span text:style-name="T35">keinen Direkten Schaden </text:span></text:p>
                </text:list-item>
                <text:list-item>
                  <text:p text:style-name="P35">Dauer: <text:span text:style-name="T35">-1</text:span></text:p>
                </text:list-item>
                <text:list-item>
                  <text:p text:style-name="P35">Abbruch: <text:span text:style-name="T35">Tot</text:span></text:p>
                </text:list-item>
              </text:list>
            </text:list-item>
            <text:list-item>
              <text:p text:style-name="P35">sofortiger Effekt: <text:span text:style-name="T35">Splitterschaden</text:span></text:p>
              <text:list>
                <text:list-item>
                  <text:p text:style-name="P35">Typ:<text:span text:style-name="T35"> Sofort </text:span></text:p>
                </text:list-item>
                <text:list-item>
                  <text:p text:style-name="P35">Effekte: -</text:p>
                </text:list-item>
                <text:list-item>
                  <text:p text:style-name="P35">Auswirkungen: <text:span text:style-name="T35">Flächenschaden, der dem 0.4fachen Schaden eines direkten Angriffes mit -6 KG entspricht</text:span></text:p>
                </text:list-item>
              </text:list>
            </text:list-item>
          </text:list>
        </text:list-item>
      </text:list>
      <text:p text:style-name="P2"><text:tab/></text:p>
      <text:p text:style-name="P1"><text:span text:style-name="T35"><text:tab/></text:span>Beispiel 2: Feueratem</text:p>
      <text:list xml:id="list32444041" text:style-name="L31">
        <text:list-item>
          <text:list>
            <text:list-item>
              <text:p text:style-name="P36">Fähigkeit: Feueratem</text:p>
              <text:list>
                <text:list-item>
                  <text:p text:style-name="P36">Kosten: <text:span text:style-name="T35">6AP</text:span></text:p>
                </text:list-item>
                <text:list-item>
                  <text:p text:style-name="P36">Beschreibung: <text:span text:style-name="T35">„Speit Flammen, auf die 2 Felder vor ihm.“</text:span></text:p>
                </text:list-item>
                <text:list-item>
                  <text:p text:style-name="P36">Sofortiger Effekt: <text:span text:style-name="T35">Feuerschaden auf die Einheiten 2 Felder vor dem Wirkenden</text:span></text:p>
                </text:list-item>
                <text:list-item>
                  <text:p text:style-name="P36">Anhaltende Effekte: <text:span text:style-name="T35">-</text:span></text:p>
                </text:list-item>
              </text:list>
            </text:list-item>
            <text:list-item>
              <text:p text:style-name="P36">Sofortiger Effekt: <text:span text:style-name="T35">Feuerschaden</text:span></text:p>
              <text:list>
                <text:list-item>
                  <text:p text:style-name="P36">Typ: <text:span text:style-name="T35">Sofort </text:span></text:p>
                </text:list-item>
                <text:list-item>
                  <text:p text:style-name="P36">Effekt: <text:span text:style-name="T35">-</text:span></text:p>
                </text:list-item>
                <text:list-item>
                  <text:p text:style-name="P36">Auswirkungen: <text:span text:style-name="T35">„Verursacht 80 Punkte Flammenschaden“</text:span></text:p>
                </text:list-item>
              </text:list>
            </text:list-item>
          </text:list>
        </text:list-item>
      </text:list>
      <text:p text:style-name="P2"><text:tab/></text:p>
      <text:list xml:id="list42464714" text:continue-list="list32450325" text:style-name="L30">
        <text:list-item>
          <text:list>
            <text:list-item>
              <text:list>
                <text:list-header>
                  <text:p text:style-name="P52"/>
                </text:list-header>
              </text:list>
            </text:list-item>
          </text:list>
        </text:list-item>
      </text:list>
      <text:p text:style-name="P39"><text:tab/><text:span text:style-name="T1">Wichtige Effekte</text:span></text:p>
      <text:p text:style-name="P1"><text:tab/>Effekte Verteidiger:</text:p>
      <text:list xml:id="list32469061" text:style-name="L32">
        <text:list-item>
          <text:list>
            <text:list-item>
              <text:list>
                <text:list-item>
                  <text:p text:style-name="P60">Verteidigungshaltung I (versteckt):</text:p>
                </text:list-item>
              </text:list>
            </text:list-item>
          </text:list>
        </text:list-item>
      </text:list>
      <text:p text:style-name="P59"><text:soft-page-break/><text:tab/><text:tab/><text:span text:style-name="T22">Diesen Effekt haben alle normalen Bodeneinheiten</text:span></text:p>
      <text:list xml:id="list42461137" text:continue-numbering="true" text:style-name="L32">
        <text:list-item>
          <text:list>
            <text:list-item>
              <text:list>
                <text:list-item>
                  <text:list>
                    <text:list-item>
                      <text:p text:style-name="P61"><text:span text:style-name="T21">Ereignisse:</text:span> Zug beendet</text:p>
                    </text:list-item>
                    <text:list-item>
                      <text:p text:style-name="P53"><text:span text:style-name="T21">Bedingung:</text:span> Zug beendet mit mehr als 50% der AP, aber weniger als 100% und nicht im Kampf</text:p>
                    </text:list-item>
                    <text:list-item>
                      <text:p text:style-name="P29"><text:span text:style-name="T16">Effekt:</text:span><text:span text:style-name="T15"> Verteidigungshaltung I (positiv)</text:span></text:p>
                    </text:list-item>
                    <text:list-item>
                      <text:p text:style-name="P66"><text:span text:style-name="T14">Auswirkungen:</text:span><text:span text:style-name="T15"> -</text:span></text:p>
                    </text:list-item>
                    <text:list-item>
                      <text:p text:style-name="P53"><text:span text:style-name="T21">Dauer:</text:span> -1</text:p>
                    </text:list-item>
                    <text:list-item>
                      <text:p text:style-name="P53"><text:span text:style-name="T21">Abbruch:</text:span> -</text:p>
                    </text:list-item>
                  </text:list>
                </text:list-item>
                <text:list-item>
                  <text:p text:style-name="P60">Verteidigungshaltung I (positiv):</text:p>
                  <text:list>
                    <text:list-item>
                      <text:p text:style-name="P61"><text:span text:style-name="T21">Ereignisse:</text:span> -</text:p>
                    </text:list-item>
                    <text:list-item>
                      <text:p text:style-name="P53"><text:span text:style-name="T21">Bedingung:</text:span> -</text:p>
                    </text:list-item>
                    <text:list-item>
                      <text:p text:style-name="P53"><text:span text:style-name="T21">Effekt:</text:span> </text:p>
                    </text:list-item>
                    <text:list-item>
                      <text:p text:style-name="P29"><text:span text:style-name="T16">Auswirkungen: </text:span><text:span text:style-name="T15">+1 Initiative, +1 Abwehr, +1 Grundschaden, 10% gefestigte Moral</text:span></text:p>
                    </text:list-item>
                    <text:list-item>
                      <text:p text:style-name="P53"><text:span text:style-name="T21">Dauer:</text:span> -1</text:p>
                    </text:list-item>
                    <text:list-item>
                      <text:p text:style-name="P29"><text:span text:style-name="T16">Abbruch:</text:span><text:span text:style-name="T15"> Ende des Zuges ,Angriff Vorher, Drehung, Tot</text:span></text:p>
                      <text:p text:style-name="P53"/>
                    </text:list-item>
                  </text:list>
                </text:list-item>
                <text:list-item>
                  <text:p text:style-name="P37">Verteidigungshaltung II (versteckt):</text:p>
                  <text:p text:style-name="P62">Diesen Effekt haben alle normalen Bodeneinheiten</text:p>
                  <text:list>
                    <text:list-item>
                      <text:p text:style-name="P53"><text:span text:style-name="T21">Ereignisse:</text:span> Zug beendet</text:p>
                    </text:list-item>
                    <text:list-item>
                      <text:p text:style-name="P53"><text:span text:style-name="T21">Bedingung:</text:span> Zug beendet mit 100% der AP und nicht im Kampf</text:p>
                    </text:list-item>
                    <text:list-item>
                      <text:p text:style-name="P29"><text:span text:style-name="T16">Effekt:</text:span><text:span text:style-name="T15"> Verteidigungshaltung II (positiv)</text:span></text:p>
                    </text:list-item>
                    <text:list-item>
                      <text:p text:style-name="P66"><text:span text:style-name="T14">Auswirkungen: </text:span><text:span text:style-name="T15">-</text:span></text:p>
                    </text:list-item>
                    <text:list-item>
                      <text:p text:style-name="P53"><text:span text:style-name="T21">Dauer:</text:span> -1</text:p>
                    </text:list-item>
                    <text:list-item>
                      <text:p text:style-name="P53"><text:span text:style-name="T21">Abbruch:</text:span> -.</text:p>
                    </text:list-item>
                  </text:list>
                </text:list-item>
                <text:list-item>
                  <text:p text:style-name="P37">Verteidigungshaltung II (positiv):</text:p>
                  <text:list>
                    <text:list-item>
                      <text:p text:style-name="P37">Typ: <text:span text:style-name="T35">Positiv</text:span></text:p>
                    </text:list-item>
                    <text:list-item>
                      <text:p text:style-name="P53"><text:span text:style-name="T21">Ereignisse:</text:span> -</text:p>
                    </text:list-item>
                    <text:list-item>
                      <text:p text:style-name="P53"><text:span text:style-name="T21">Bedingung:</text:span> -</text:p>
                    </text:list-item>
                    <text:list-item>
                      <text:p text:style-name="P53"><text:span text:style-name="T21">Effekt:</text:span> -</text:p>
                    </text:list-item>
                    <text:list-item>
                      <text:p text:style-name="P29"><text:span text:style-name="T16">Auswirkungen: </text:span><text:span text:style-name="T15">+2 Initiative, +2 Abwehr, +1 Grundschaden, 20% gefestigte Moral</text:span></text:p>
                    </text:list-item>
                    <text:list-item>
                      <text:p text:style-name="P53"><text:span text:style-name="T21">Dauer:</text:span> -1</text:p>
                    </text:list-item>
                    <text:list-item>
                      <text:p text:style-name="P29"><text:span text:style-name="T16">Abbruch:</text:span><text:span text:style-name="T15"> Ende des Zuges ,Angriff Vorher, Drehung, Tot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1"><text:tab/>Effekte für Angreifer:</text:p>
      <text:list xml:id="list32453562" text:style-name="L33">
        <text:list-item>
          <text:list>
            <text:list-item>
              <text:list>
                <text:list-item>
                  <text:p text:style-name="P38">Ansturm I (versteckt):</text:p>
                  <text:p text:style-name="P63">Diesen Effekt haben alle normalen Bodeneinheiten</text:p>
                  <text:list>
                    <text:list-item>
                      <text:p text:style-name="P54"><text:span text:style-name="T21">Ereignisse:</text:span> Bewegung Nachher</text:p>
                    </text:list-item>
                    <text:list-item>
                      <text:p text:style-name="P54"><text:span text:style-name="T21">Bedingung:</text:span> kein Ansturm I oder II</text:p>
                    </text:list-item>
                    <text:list-item>
                      <text:p text:style-name="P54"><text:span text:style-name="T21">Effekt:</text:span> Ansturm I (positiv)</text:p>
                    </text:list-item>
                    <text:list-item>
                      <text:p text:style-name="P38">Auswirkungen: <text:span text:style-name="T35">-</text:span></text:p>
                    </text:list-item>
                    <text:list-item>
                      <text:p text:style-name="P38">Dauer: <text:span text:style-name="T35">-1</text:span></text:p>
                    </text:list-item>
                    <text:list-item>
                      <text:p text:style-name="P54"><text:span text:style-name="T21">Abbruch</text:span>: -</text:p>
                    </text:list-item>
                  </text:list>
                </text:list-item>
                <text:list-item>
                  <text:p text:style-name="P38">Ansturm I:</text:p>
                  <text:list>
                    <text:list-item>
                      <text:p text:style-name="P38">Typ: <text:span text:style-name="T35">Positiv</text:span></text:p>
                    </text:list-item>
                    <text:list-item>
                      <text:p text:style-name="P54"><text:span text:style-name="T21">Ereignisse:</text:span> -</text:p>
                    </text:list-item>
                    <text:list-item>
                      <text:p text:style-name="P54"><text:span text:style-name="T21">Bedingung:</text:span> -</text:p>
                    </text:list-item>
                    <text:list-item>
                      <text:p text:style-name="P54"><text:span text:style-name="T21">Effekt:</text:span> -</text:p>
                    </text:list-item>
                    <text:list-item>
                      <text:p text:style-name="P54"><text:soft-page-break/><text:span text:style-name="T21">Auswirkungen:</text:span> +2 Initiative, +2 Grundschaden</text:p>
                    </text:list-item>
                    <text:list-item>
                      <text:p text:style-name="P38">Dauer: <text:span text:style-name="T35">-1</text:span></text:p>
                    </text:list-item>
                    <text:list-item>
                      <text:p text:style-name="P54"><text:span text:style-name="T21">Abbruch:</text:span> Ende des Zuges ,Angriff Vorher, Drehung, Tot</text:p>
                      <text:p text:style-name="P54"/>
                    </text:list-item>
                  </text:list>
                </text:list-item>
                <text:list-item>
                  <text:p text:style-name="P38">Ansturm II(versteckt):</text:p>
                  <text:p text:style-name="P63">Diesen Effekt haben alle normalen Bodeneinheiten</text:p>
                  <text:list>
                    <text:list-item>
                      <text:p text:style-name="P58">Typ: <text:span text:style-name="T35">Versteckt</text:span></text:p>
                    </text:list-item>
                    <text:list-item>
                      <text:p text:style-name="P54"><text:span text:style-name="T21">Ereignisse:</text:span> Bewegung Nachher</text:p>
                    </text:list-item>
                    <text:list-item>
                      <text:p text:style-name="P54"><text:span text:style-name="T21">Bedingung:</text:span> hat Effekt Ansturm I</text:p>
                    </text:list-item>
                    <text:list-item>
                      <text:p text:style-name="P54"><text:span text:style-name="T21">Effekt:</text:span> Ansturm II </text:p>
                    </text:list-item>
                    <text:list-item>
                      <text:p text:style-name="P38">Auswirkungen: <text:span text:style-name="T35">-</text:span></text:p>
                    </text:list-item>
                    <text:list-item>
                      <text:p text:style-name="P38">Dauer: - </text:p>
                    </text:list-item>
                    <text:list-item>
                      <text:p text:style-name="P54"><text:span text:style-name="T21">Abbruch</text:span>: -</text:p>
                    </text:list-item>
                  </text:list>
                </text:list-item>
                <text:list-item>
                  <text:p text:style-name="P38">Ansturm II:</text:p>
                  <text:list>
                    <text:list-item>
                      <text:p text:style-name="P38">Typ: <text:span text:style-name="T35">Positiv</text:span></text:p>
                    </text:list-item>
                    <text:list-item>
                      <text:p text:style-name="P54"><text:span text:style-name="T21">Ereignisse:</text:span> -</text:p>
                    </text:list-item>
                    <text:list-item>
                      <text:p text:style-name="P54"><text:span text:style-name="T21">Bedingung:</text:span> -</text:p>
                    </text:list-item>
                    <text:list-item>
                      <text:p text:style-name="P54"><text:span text:style-name="T21">Effekt:</text:span> -</text:p>
                    </text:list-item>
                    <text:list-item>
                      <text:p text:style-name="P54"><text:span text:style-name="T21">Auswirkungen:</text:span> +3 Initiative, +4 Grundschaden, -2 Abwehr</text:p>
                    </text:list-item>
                    <text:list-item>
                      <text:p text:style-name="P38">Modifikationen: - </text:p>
                    </text:list-item>
                    <text:list-item>
                      <text:p text:style-name="P38">Dauer: <text:span text:style-name="T35">-1</text:span></text:p>
                    </text:list-item>
                    <text:list-item>
                      <text:p text:style-name="P79"><text:span text:style-name="T21">Abbruch:</text:span> Ende des Zuges ,Angriff Vorher, Drehung, Tot</text:p>
                      <text:p text:style-name="P79"/>
                    </text:list-item>
                  </text:list>
                </text:list-item>
              </text:list>
            </text:list-item>
          </text:list>
        </text:list-item>
      </text:list>
      <text:list xml:id="list42482048" text:continue-list="list31628895" text:style-name="L4">
        <text:list-item>
          <text:list>
            <text:list-header>
              <text:p text:style-name="P94">3. Ausrüstung</text:p>
            </text:list-header>
          </text:list>
        </text:list-item>
      </text:list>
      <text:p text:style-name="P6"/>
      <text:p text:style-name="P10">3.1.<text:tab/>Übersicht</text:p>
      <text:p text:style-name="P7"/>
      <text:p text:style-name="P11"><text:span text:style-name="T48">3.2.<text:tab/></text:span><text:span text:style-name="T49">Waffen (Nahkampf)</text:span></text:p>
      <text:p text:style-name="P11"><text:span text:style-name="T6"/></text:p>
      <text:list xml:id="list31639161" text:style-name="L8">
        <text:list-item>
          <text:p text:style-name="P85"><text:span text:style-name="T16">Waffengröße (WG) - </text:span></text:p>
        </text:list-item>
        <text:list-item>
          <text:p text:style-name="P78"><text:span text:style-name="T19">Angriffstyp(Wtyp) – </text:span><text:span text:style-name="T20">Ein Set von Angriffstypen</text:span></text:p>
        </text:list-item>
      </text:list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16">Stich (St)</text:p>
          </table:table-cell>
          <table:table-cell table:style-name="Tabelle2.B1" office:value-type="string">
            <text:p text:style-name="P16">Lanzen, Dolche,...</text:p>
          </table:table-cell>
        </table:table-row>
        <table:table-row>
          <table:table-cell table:style-name="Tabelle2.A2" office:value-type="string">
            <text:p text:style-name="P16">Wucht (Wu)</text:p>
          </table:table-cell>
          <table:table-cell table:style-name="Tabelle2.B2" office:value-type="string">
            <text:p text:style-name="P16">Kriegshammer, Keulen,...</text:p>
          </table:table-cell>
        </table:table-row>
        <table:table-row>
          <table:table-cell table:style-name="Tabelle2.A2" office:value-type="string">
            <text:p text:style-name="P16">Klinge (Kl)</text:p>
          </table:table-cell>
          <table:table-cell table:style-name="Tabelle2.B2" office:value-type="string">
            <text:p text:style-name="P16">Äxte, Schwerter,...</text:p>
          </table:table-cell>
        </table:table-row>
        <table:table-row>
          <table:table-cell table:style-name="Tabelle2.A2" office:value-type="string">
            <text:p text:style-name="P16">Fläche (Fl)</text:p>
          </table:table-cell>
          <table:table-cell table:style-name="Tabelle2.B2" office:value-type="string">
            <text:p text:style-name="P17"><text:span text:style-name="Emphasis"><text:span text:style-name="T28">Schrapnellgeschoss, Flammenatem,...</text:span></text:span></text:p>
          </table:table-cell>
        </table:table-row>
        <table:table-row>
          <table:table-cell table:style-name="Tabelle2.A2" office:value-type="string">
            <text:p text:style-name="P16">Energie (En)</text:p>
          </table:table-cell>
          <table:table-cell table:style-name="Tabelle2.B2" office:value-type="string">
            <text:p text:style-name="P16">Blitz, Lebensentzug, Flammenschwert,...</text:p>
          </table:table-cell>
        </table:table-row>
      </table:table>
      <text:p text:style-name="P19"><text:tab/><text:tab/>evtl. Auch mehrere Möglich (Hellebarde)</text:p>
      <text:p text:style-name="P20"><text:span text:style-name="T17"><text:tab/></text:span><text:span text:style-name="T32">Waffenattribute (Nahkampf):</text:span></text:p>
      <text:list xml:id="list31646803" text:style-name="L9">
        <text:list-item>
          <text:list>
            <text:list-item>
              <text:p text:style-name="P77"><text:span text:style-name="T19">Waffenschaden (WS(t))</text:span><text:span text:style-name="T20"> (t </text:span><text:span text:style-name="T34">ist Wtyp)</text:span><text:span text:style-name="T19"> – </text:span><text:span text:style-name="T20">Der Grundschaden der Waffe , welcher vom Angriffstyp t abhängt. (z.B. Langschwert.WS(Kl) = 8)</text:span></text:p>
            </text:list-item>
            <text:list-item>
              <text:p text:style-name="P75"><text:span text:style-name="T18">Waffentypen: </text:span><text:span text:style-name="T43">Dolch, Kurzschwert, Langschwert, Anderthalbhänder, Zweihänder, Katana, Krummsäbel, Stangenwaffen, Speere, Hellebarden, Äxte, Hämmer, Kolben, Flegel, Morgenstern</text:span></text:p>
            </text:list-item>
            <text:list-item>
              <text:p text:style-name="P80"><text:span text:style-name="T18">Waffenkomplexität (K) – </text:span><text:span text:style-name="T20">Waffen mit einem hohen Komplexitätswert benötigen </text:span><text:soft-page-break/><text:span text:style-name="T20">spezielles Training oder sind so selten, dass der einfache Soldat sie nicht benutzen darf.</text:span></text:p>
            </text:list-item>
          </text:list>
        </text:list-item>
      </text:list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office:value-type="float" office:value="0">
            <text:p text:style-name="P101">0</text:p>
          </table:table-cell>
          <table:table-cell table:style-name="Tabelle6.B1" office:value-type="string">
            <text:p text:style-name="P101">Kein besonderes Training notwendig</text:p>
          </table:table-cell>
          <table:table-cell table:style-name="Tabelle6.C1" office:value-type="string">
            <text:p text:style-name="P101">Einfaches Schwert</text:p>
          </table:table-cell>
        </table:table-row>
        <table:table-row>
          <table:table-cell table:style-name="Tabelle6.A2" office:value-type="float" office:value="1">
            <text:p text:style-name="P101">1</text:p>
          </table:table-cell>
          <table:table-cell table:style-name="Tabelle6.B2" office:value-type="string">
            <text:p text:style-name="P101">Training notwendig</text:p>
          </table:table-cell>
          <table:table-cell table:style-name="Tabelle6.C2" office:value-type="string">
            <text:p text:style-name="P101">Zweihändiges Schwert</text:p>
          </table:table-cell>
        </table:table-row>
        <table:table-row>
          <table:table-cell table:style-name="Tabelle6.A2" office:value-type="float" office:value="2">
            <text:p text:style-name="P101">2</text:p>
          </table:table-cell>
          <table:table-cell table:style-name="Tabelle6.B2" office:value-type="string">
            <text:p text:style-name="P101">Erfahrung notwendig</text:p>
          </table:table-cell>
          <table:table-cell table:style-name="Tabelle6.C2" office:value-type="string">
            <text:p text:style-name="P101">Anderthalbhänder</text:p>
          </table:table-cell>
        </table:table-row>
        <table:table-row>
          <table:table-cell table:style-name="Tabelle6.A2" office:value-type="float" office:value="3">
            <text:p text:style-name="P101">3</text:p>
          </table:table-cell>
          <table:table-cell table:style-name="Tabelle6.B2" office:value-type="string">
            <text:p text:style-name="P101">Hochkomplizierte Waffen</text:p>
          </table:table-cell>
          <table:table-cell table:style-name="Tabelle6.C2" office:value-type="string">
            <text:p text:style-name="P101">Scharfschützengewehr</text:p>
          </table:table-cell>
        </table:table-row>
        <table:table-row table:style-name="Tabelle6.5">
          <table:table-cell table:style-name="Tabelle6.A2" office:value-type="float" office:value="4">
            <text:p text:style-name="P101">4</text:p>
          </table:table-cell>
          <table:table-cell table:style-name="Tabelle6.B2" office:value-type="string">
            <text:p text:style-name="P101">Legendäre, meisterhafte Waffen </text:p>
          </table:table-cell>
          <table:table-cell table:style-name="Tabelle6.C2" office:value-type="string">
            <text:p text:style-name="P101">Excalibur</text:p>
          </table:table-cell>
        </table:table-row>
      </table:table>
      <text:list xml:id="list42469035" text:continue-numbering="true" text:style-name="L9">
        <text:list-item>
          <text:list>
            <text:list-item>
              <text:p text:style-name="P77"><text:span text:style-name="T19">Handhabung (HH(s)) </text:span><text:span text:style-name="T20">(s ist eine Größe)</text:span><text:span text:style-name="T19"> –</text:span><text:span text:style-name="T19"> </text:span><text:span text:style-name="T20">Beschreibt wie eine Einheit der Größe s, eine Waffe führen darf/kann. </text:span></text:p>
            </text:list-item>
            <text:list-item>
              <text:p text:style-name="P75"><text:span text:style-name="T18">Waffentalente (WT) – </text:span><text:span text:style-name="T20">Die Talente, welche die Waffe einem Trupp oder Helden verleiht.</text:span></text:p>
            </text:list-item>
            <text:list-item>
              <text:p text:style-name="P72">Waffenmodifikationen (mod, modP) –<text:span text:style-name="T35"> Gibt an, wie die Waffe das Attribut a beeinflusst.</text:span></text:p>
              <text:list>
                <text:list-header>
                  <text:p text:style-name="P86"/>
                </text:list-header>
              </text:list>
            </text:list-item>
          </text:list>
        </text:list-item>
      </text:list>
      <text:p text:style-name="P10">3.3.<text:tab/>Waffen (Fernkampf)</text:p>
      <text:list xml:id="list42462279" text:continue-list="list31639161" text:style-name="L8">
        <text:list-item>
          <text:p text:style-name="P82"><text:span text:style-name="T6">Angriffstyp(Wtyp) – </text:span><text:span text:style-name="T11">Ein Set von Angriffstypen</text:span></text:p>
        </text:list-item>
      </text:list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14">Stich <text:span text:style-name="T24">(St)</text:span></text:p>
          </table:table-cell>
          <table:table-cell table:style-name="Tabelle4.B1" office:value-type="string">
            <text:p text:style-name="P16">Pfeile, Bolzen, Gewehrkugeln,...</text:p>
          </table:table-cell>
        </table:table-row>
        <table:table-row>
          <table:table-cell table:style-name="Tabelle4.A2" office:value-type="string">
            <text:p text:style-name="P14">Wucht <text:span text:style-name="T24">(Wu)</text:span></text:p>
          </table:table-cell>
          <table:table-cell table:style-name="Tabelle4.B2" office:value-type="string">
            <text:p text:style-name="P16">Massive Kanonenkugeln,...</text:p>
          </table:table-cell>
        </table:table-row>
        <table:table-row>
          <table:table-cell table:style-name="Tabelle4.A2" office:value-type="string">
            <text:p text:style-name="P14">Klinge <text:span text:style-name="T24">(Kl)</text:span></text:p>
          </table:table-cell>
          <table:table-cell table:style-name="Tabelle4.B2" office:value-type="string">
            <text:p text:style-name="P16">Wurfmesser,..</text:p>
          </table:table-cell>
        </table:table-row>
        <table:table-row>
          <table:table-cell table:style-name="Tabelle4.A2" office:value-type="string">
            <text:p text:style-name="P14">Fläche <text:span text:style-name="T24">(Fl)</text:span></text:p>
          </table:table-cell>
          <table:table-cell table:style-name="Tabelle4.B2" office:value-type="string">
            <text:p text:style-name="P17"><text:span text:style-name="Emphasis"><text:span text:style-name="T28">Schrapnellgeschoss, Feuerbälle,...</text:span></text:span></text:p>
          </table:table-cell>
        </table:table-row>
        <table:table-row>
          <table:table-cell table:style-name="Tabelle4.A2" office:value-type="string">
            <text:p text:style-name="P14">Energie <text:span text:style-name="T24">(En)</text:span></text:p>
          </table:table-cell>
          <table:table-cell table:style-name="Tabelle4.B2" office:value-type="string">
            <text:p text:style-name="P16">Blitz, magisches Geschoss,...</text:p>
          </table:table-cell>
        </table:table-row>
      </table:table>
      <text:p text:style-name="P18"><text:tab/><text:tab/><text:span text:style-name="T36">Versuche erst mal den Schadenstyp im Fernkampf eindeutig zu halte, spezielle <text:tab/><text:tab/><text:tab/>Geschosse lassen sich durch Fähigkeiten implementieren.</text:span></text:p>
      <text:p text:style-name="P20"><text:span text:style-name="T10"><text:tab/></text:span><text:span text:style-name="T32">Waffenattribute (Fernkampf):</text:span></text:p>
      <text:list xml:id="list31636039" text:style-name="L10">
        <text:list-item>
          <text:list>
            <text:list-item>
              <text:p text:style-name="P84"><text:span text:style-name="T6">Waffenschaden (WS(t))</text:span><text:span text:style-name="T7"> (t </text:span><text:span text:style-name="T33">ist Wtyp)</text:span><text:span text:style-name="T6"> –</text:span><text:span text:style-name="T12"> </text:span><text:span text:style-name="T11">Der Grundschaden der Waffe , welcher vom Angriffstyp t abhängt. (z.B. WS(Kl,Langschwert) = 8)</text:span></text:p>
            </text:list-item>
            <text:list-item>
              <text:p text:style-name="P84"><text:span text:style-name="T6">Handhabung (HH(s)) </text:span><text:span text:style-name="T7">(s ist eine Größe)</text:span><text:span text:style-name="T6"> –</text:span><text:span text:style-name="T12"> </text:span><text:span text:style-name="T11">Beschreibt wie eine Einheit der Größe s, eine Waffe führen darf/kann. </text:span></text:p>
            </text:list-item>
            <text:list-item>
              <text:p text:style-name="P76"><text:span text:style-name="T18">Waffentalente (WT)</text:span><text:span text:style-name="T26"> – Die Talente, welche die Waffe einem Trupp oder Helden verleiht.</text:span></text:p>
            </text:list-item>
            <text:list-item>
              <text:p text:style-name="P88"><text:span text:style-name="T13">Waffenmodifikationen –</text:span><text:span text:style-name="T10"> Angriffskosten, Kampfgeschick,...</text:span></text:p>
            </text:list-item>
          </text:list>
        </text:list-item>
      </text:list>
      <text:p text:style-name="P10"/>
      <text:p text:style-name="P10">3.4.<text:tab/>Sonstige</text:p>
      <text:p text:style-name="P1"/>
      <text:list xml:id="list42457361" text:continue-list="list42482048" text:style-name="L4">
        <text:list-header>
          <text:p text:style-name="P95">3. Aktionen</text:p>
          <text:p text:style-name="P34"/>
        </text:list-header>
      </text:list>
      <text:p text:style-name="P10">4.1.<text:tab/>Übersicht</text:p>
      <text:p text:style-name="P3">Einem Trupp stehen eine begrenzte Anzahl von AP pro Zug zur Verfügung. Diese können für Aktionen wie Bewegungen, Angriffe oder das Einsätzen von Fähigkeiten benötigt werden.</text:p>
      <text:p text:style-name="P5"/>
      <text:p text:style-name="P10">4.2.<text:tab/>Bewegung</text:p>
      <text:p text:style-name="P10"><text:soft-page-break/></text:p>
      <text:p text:style-name="P2">Ein Trupp kann sich beliebig oft in einem Zug bewegen, solange sie genug AP hat. Die <text:span text:style-name="T21">tatsächlichen Bewegungskosten (BK*) </text:span>einer <text:span text:style-name="T21">Bodeneinheit</text:span> t von einem Feld f zu einem Feld f' über die Kante k berechnen sich wie folgt:</text:p>
      <text:p text:style-name="P2"><draw:frame draw:style-name="fr1" draw:name="Objekt1" text:anchor-type="paragraph" svg:y="0.466cm" svg:width="17.501cm" svg:height="2.662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2"/>
      <text:p text:style-name="P2"><text:tab/></text:p>
      <text:p text:style-name="P2"/>
      <text:p text:style-name="P2"/>
      <text:p text:style-name="P2"/>
      <text:p text:style-name="P2"/>
      <text:p text:style-name="P2"><text:tab/><text:span text:style-name="T2">Bewegungsmodifikationen</text:span></text:p>
      <text:p text:style-name="P2"><text:tab/>Die Bewegungsmodifikationen ergeben sich aus den <text:span text:style-name="T21">Talenten</text:span> des Trupps (T) und den den <text:tab/><text:span text:style-name="T21">Effekten</text:span> unter denen der Trupp steht (E)</text:p>
      <text:p text:style-name="P2"/>
      <text:p text:style-name="P2"><text:tab/> <text:span text:style-name="T21">Ablauf einer Bodenbewegung </text:span>(Es stehen genügend AP für eine Bewegung zur Verfügung)</text:p>
      <text:list xml:id="list31650596" text:style-name="L11">
        <text:list-item>
          <text:list>
            <text:list-item>
              <text:list>
                <text:list-item>
                  <text:p text:style-name="P43">Ereignis „Bewegung Vorher“</text:p>
                </text:list-item>
                <text:list-item>
                  <text:p text:style-name="P43">Sind weiterhin alle Bedingungen für die Bewegung erfüllt?</text:p>
                  <text:list>
                    <text:list-item>
                      <text:p text:style-name="P43">Ja: weiter mit der Bewegung </text:p>
                    </text:list-item>
                    <text:list-item>
                      <text:p text:style-name="P43">Nein: Bewegung abbrechen</text:p>
                    </text:list-item>
                  </text:list>
                </text:list-item>
                <text:list-item>
                  <text:p text:style-name="P28">AP := AP – BK*</text:p>
                </text:list-item>
                <text:list-item>
                  <text:p text:style-name="P28">Ereignis „Bewegung Nachher“</text:p>
                </text:list-item>
              </text:list>
            </text:list-item>
          </text:list>
        </text:list-item>
      </text:list>
      <text:p text:style-name="P10"/>
      <text:p text:style-name="P10">4.3.<text:tab/>Angriff</text:p>
      <text:p text:style-name="P10"><text:span text:style-name="T1"/></text:p>
      <text:p text:style-name="P11"><text:span text:style-name="T15"><text:tab/></text:span><text:span text:style-name="T4">Ablauf eines Nahkampfangriffs</text:span><text:span text:style-name="T16"> </text:span><text:span text:style-name="T15">(Es stehen genug AP für einen Angriff zur <text:tab/>Verfügung)</text:span><text:span text:style-name="T16">:</text:span></text:p>
      <text:list xml:id="list31653126" text:style-name="L1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4">Angreifer: Ereignis „Angriff Vorher“</text:p>
                        </text:list-item>
                        <text:list-item>
                          <text:p text:style-name="P44">Verteidiger: Ereignis „Verteidigung Vorher“</text:p>
                        </text:list-item>
                        <text:list-item>
                          <text:p text:style-name="P44">Sind weiterhin alle Bedingungen für den Angriff erfüllt? <text:tab/></text:p>
                          <text:list>
                            <text:list-item>
                              <text:p text:style-name="P44">Ja: weiter mit dem Angriff.</text:p>
                            </text:list-item>
                            <text:list-item>
                              <text:p text:style-name="P44">Nein: Angriff abbrechen.</text:p>
                            </text:list-item>
                          </text:list>
                        </text:list-item>
                        <text:list-item>
                          <text:p text:style-name="P44">Angreifer AP := 0</text:p>
                        </text:list-item>
                        <text:list-item>
                          <text:p text:style-name="P44">Sind die Kampfinitiativen Unterschiedlich?</text:p>
                          <text:list>
                            <text:list-item>
                              <text:p text:style-name="P44">Ja: Der Trupp mit der höheren Initiative greift an und fügt Schaden zu, dann schlägt der Angegriffene(geschwächte) Trupp zurück</text:p>
                            </text:list-item>
                            <text:list-item>
                              <text:p text:style-name="P44">Nein: Berechne den Schaden, den die Trupps am Kontrahenten verursachen und füge beiden Trupps den vollen Schaden zu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2"><text:span text:style-name="T14"><text:tab/></text:span><text:span text:style-name="T37"><text:tab/>(geschickt wäre es, wenn die Funktion die Schaden verursacht selbst diese Ereignisse <text:tab/><text:tab/>aufruft, damit Fähigkeiten richtig gehandhabt werden)</text:span></text:p>
      <text:list xml:id="list31642848" text:style-name="L1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4">Angreifer: Ereignis „Angriff“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1651008" text:style-name="L1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5">Angreifer: Ereignis „Leben X“ falls zutreffend</text:p>
                        </text:list-item>
                        <text:list-item>
                          <text:p text:style-name="P45"><text:soft-page-break/>Verteidiger: Ereignis „Leben X“ falls zutreffend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42461971" text:continue-list="list31653126" text:style-name="L1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4">Angreifer: Ereignis „Angriff Nachher“</text:p>
                        </text:list-item>
                        <text:list-item>
                          <text:p text:style-name="P44">Verteidiger: Ereignis „Verteidigung Nachher“</text:p>
                        </text:list-item>
                        <text:list-item>
                          <text:p text:style-name="P44">Angreifer: Ereignis „Moral X“ falls zutreffend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1639308" text:style-name="L1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6">Verteidiger: Ereignis „Moral X“ falls zutreffend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12"><text:span text:style-name="T14"><text:tab/></text:span><text:span text:style-name="T16">Ablauf eines Fernkampfangriffs </text:span><text:span text:style-name="T14">(Es stehen genug AP für Angriff zur Verfügung):</text:span></text:p>
      <text:list xml:id="list31654361" text:style-name="L16">
        <text:list-item>
          <text:list>
            <text:list-item>
              <text:list>
                <text:list-item>
                  <text:p text:style-name="P47">Angreifer: Ereignis „Angriff Fernkampf Vorher“</text:p>
                </text:list-item>
                <text:list-item>
                  <text:p text:style-name="P47">Verteidiger: Ereignis „Verteidigung Fernkampf Vorher“</text:p>
                </text:list-item>
              </text:list>
            </text:list-item>
          </text:list>
        </text:list-item>
      </text:list>
      <text:list xml:id="list31630871" text:style-name="L1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8">Sind weiterhin alle Bedingungen für den Angriff erfüllt? <text:tab/></text:p>
                          <text:list>
                            <text:list-item>
                              <text:p text:style-name="P48">Ja: weiter mit dem Angriff.</text:p>
                            </text:list-item>
                            <text:list-item>
                              <text:p text:style-name="P48">Nein: Angriff abbrechen.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1637088" text:style-name="L1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9">Angreifer AP := 0</text:p>
                        </text:list-item>
                        <text:list-item>
                          <text:p text:style-name="P49">Füge Fernkampfschaden zu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1628714" text:style-name="L19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0">Angreifer: Ereignis „Angriff Fernkampf“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1629776" text:style-name="L20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1">Angreifer: Ereignis „Leben X“ falls zutreffend</text:p>
                        </text:list-item>
                        <text:list-item>
                          <text:p text:style-name="P51">Verteidiger: Ereignis „Leben X“ falls zutreffend</text:p>
                        </text:list-item>
                        <text:list-item>
                          <text:p text:style-name="P51">Angreifer: Ereignis „Angriff Nachher“</text:p>
                        </text:list-item>
                        <text:list-item>
                          <text:p text:style-name="P51">Verteidiger: Ereignis „Verteidigung Nachher“</text:p>
                        </text:list-item>
                        <text:list-item>
                          <text:p text:style-name="P51">Angreifer: Ereignis „Moral X“ falls zutreffend</text:p>
                        </text:list-item>
                        <text:list-item>
                          <text:p text:style-name="P51">Verteidiger: Ereignis „Moral X“ falls zutreffend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1"><text:span text:style-name="T47"><text:tab/></text:span><text:span text:style-name="T16"><text:tab/></text:span></text:p>
      <text:p text:style-name="P9">5. Armeestruktu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size="12pt" style:font-name-asian="OpenSymbol" style:font-size-asian="12pt" style:font-name-complex="OpenSymbol" style:font-size-complex="12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elge Dombrowski</meta:initial-creator>
    <meta:creation-date>2012-03-05T14:34:28.68</meta:creation-date>
    <dc:date>2012-03-07T22:33:29.53</dc:date>
    <dc:creator>Helge Dombrowski</dc:creator>
    <meta:editing-duration>P1DT4H4M25S</meta:editing-duration>
    <meta:editing-cycles>113</meta:editing-cycles>
    <meta:generator>OpenOffice.org/3.3$Win32 OpenOffice.org_project/330m20$Build-9567</meta:generator>
    <meta:document-statistic meta:table-count="6" meta:image-count="0" meta:object-count="1" meta:page-count="10" meta:paragraph-count="344" meta:word-count="2218" meta:character-count="14456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row>
                <mi mathvariant="italic">BK</mi>
                <mo stretchy="false">∗</mo>
                <mi mathvariant="normal">:</mi>
              </mrow>
              <mo stretchy="false">=</mo>
              <mrow>
                <mrow>
                  <mo stretchy="false">(</mo>
                  <mrow>
                    <mi mathvariant="italic">t.AP</mi>
                    <mrow>
                      <mrow>
                        <mo stretchy="false">(</mo>
                        <mi mathvariant="italic">Bewegung</mi>
                        <mo stretchy="false">)</mo>
                      </mrow>
                      <mo stretchy="false">+</mo>
                      <mi mathvariant="italic">mod</mi>
                    </mrow>
                    <mrow>
                      <mo stretchy="false">(</mo>
                      <mrow>
                        <mi mathvariant="italic">Bewegung</mi>
                        <mi>,</mi>
                        <mi mathvariant="italic">AP</mi>
                        <mrow>
                          <mo stretchy="false">(</mo>
                          <mi mathvariant="italic">Bewegung</mi>
                          <mo stretchy="false">)</mo>
                        </mrow>
                      </mrow>
                      <mo stretchy="false">)</mo>
                    </mrow>
                  </mrow>
                  <mo stretchy="false">)</mo>
                </mrow>
                <mo stretchy="false">∗</mo>
                <mi mathvariant="italic">modP</mi>
              </mrow>
            </mrow>
            <mrow>
              <mo stretchy="false">(</mo>
              <mrow>
                <mi mathvariant="italic">Bewegung</mi>
                <mi>,</mi>
                <mi mathvariant="italic">AP</mi>
                <mrow>
                  <mo stretchy="false">(</mo>
                  <mi mathvariant="italic">Bewegung</mi>
                  <mo stretchy="false">)</mo>
                </mrow>
              </mrow>
              <mo stretchy="false">)</mo>
            </mrow>
          </mrow>
        </mtd>
      </mtr>
      <mtr>
        <mtd/>
      </mtr>
      <mtr>
        <mtd>
          <mrow>
            <mi mathvariant="italic">mod</mi>
            <mrow>
              <mo stretchy="false">(</mo>
              <mrow>
                <mi mathvariant="italic">Bewegung</mi>
                <mi>,</mi>
                <mi mathvariant="italic">AP</mi>
                <mrow>
                  <mo stretchy="false">(</mo>
                  <mi mathvariant="italic">Bewegung</mi>
                  <mo stretchy="false">)</mo>
                </mrow>
              </mrow>
              <mo stretchy="false">)</mo>
            </mrow>
            <mrow>
              <mi mathvariant="normal">:</mi>
              <mo stretchy="false">=</mo>
              <mrow>
                <mo stretchy="false">∑</mo>
                <mi mathvariant="italic">e.mod</mi>
              </mrow>
            </mrow>
            <mrow>
              <mo stretchy="false">(</mo>
              <mrow>
                <mi mathvariant="italic">AP</mi>
                <mrow>
                  <mo stretchy="false">(</mo>
                  <mi mathvariant="italic">Bewegung</mi>
                  <mo stretchy="false">)</mo>
                </mrow>
              </mrow>
              <mo stretchy="false">)</mo>
            </mrow>
            <mi mathvariant="italic">mit</mi>
            <mrow>
              <mi>e</mi>
              <mo stretchy="false">∈</mo>
              <mrow>
                <mrow>
                  <mrow>
                    <mi>T</mi>
                    <mo stretchy="false">∪</mo>
                    <mi>E</mi>
                  </mrow>
                  <mo stretchy="false">∪</mo>
                  <mfenced open="{" close="}">
                    <mi>t</mi>
                  </mfenced>
                </mrow>
                <mo stretchy="false">∪</mo>
                <mfenced open="{" close="}">
                  <mi>f</mi>
                </mfenced>
              </mrow>
            </mrow>
          </mrow>
        </mtd>
      </mtr>
      <mtr>
        <mtd/>
      </mtr>
      <mtr>
        <mtd>
          <mrow>
            <mi mathvariant="italic">modP</mi>
            <mrow>
              <mo stretchy="false">(</mo>
              <mrow>
                <mi mathvariant="italic">AP</mi>
                <mrow>
                  <mo stretchy="false">(</mo>
                  <mi mathvariant="italic">Bewegung</mi>
                  <mo stretchy="false">)</mo>
                </mrow>
              </mrow>
              <mo stretchy="false">)</mo>
            </mrow>
            <mrow>
              <mi mathvariant="normal">:</mi>
              <mo stretchy="false">=</mo>
              <mrow>
                <mo stretchy="false">∑</mo>
                <mi mathvariant="italic">e.modP</mi>
              </mrow>
            </mrow>
            <mrow>
              <mo stretchy="false">(</mo>
              <mrow>
                <mi mathvariant="italic">AP</mi>
                <mrow>
                  <mo stretchy="false">(</mo>
                  <mi mathvariant="italic">Bewegung</mi>
                  <mo stretchy="false">)</mo>
                </mrow>
              </mrow>
              <mo stretchy="false">)</mo>
            </mrow>
            <mi mathvariant="italic">mit</mi>
            <mrow>
              <mi>e</mi>
              <mo stretchy="false">∈</mo>
              <mrow>
                <mrow>
                  <mrow>
                    <mi>T</mi>
                    <mo stretchy="false">∪</mo>
                    <mi>E</mi>
                  </mrow>
                  <mo stretchy="false">∪</mo>
                  <mfenced open="{" close="}">
                    <mi>t</mi>
                  </mfenced>
                </mrow>
                <mo stretchy="false">∪</mo>
                <mfenced open="{" close="}">
                  <mi>f</mi>
                </mfenced>
              </mrow>
            </mrow>
          </mrow>
        </mtd>
      </mtr>
    </mtable>
    <annotation encoding="StarMath 5.0">alignl BK* := (t.AP(Bewegung) + mod(Bewegung, AP(Bewegung))) * modP(Bewegung, AP(Bewegung)) newline newline alignl mod(Bewegung,AP(Bewegung)) := sum e.mod(AP(Bewegung)) mit e in T union E union left lbrace t right rbrace  union left lbrace f right rbrace newline newline alignl modP(AP(Bewegung)) := sum e.modP(AP(Bewegung)) mit e in T union E union left lbrace t right rbrace union left lbrace f right rbrace</annotation>
  </semantics>
</math>
</file>